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E0000017C7680A25CAEB4C248.png" manifest:media-type="image/png"/>
  <manifest:file-entry manifest:full-path="Pictures/10000001000002290000017B71CEC50097D334B4.png" manifest:media-type="image/png"/>
  <manifest:file-entry manifest:full-path="Pictures/100000010000022F00000180106622E0EE048803.png" manifest:media-type="image/png"/>
  <manifest:file-entry manifest:full-path="Pictures/100000010000022E0000017E0B5FF59F87E63C91.png" manifest:media-type="image/png"/>
  <manifest:file-entry manifest:full-path="Pictures/100000010000022B0000017C607EE9360C81A374.png" manifest:media-type="image/png"/>
  <manifest:file-entry manifest:full-path="Pictures/100000010000022A0000017C7421EF1A6BAC21D3.png" manifest:media-type="image/png"/>
  <manifest:file-entry manifest:full-path="Pictures/10000001000002260000016E1AD2510382ADAF3F.png" manifest:media-type="image/png"/>
  <manifest:file-entry manifest:full-path="Pictures/10000001000002270000009EF190C6E3FE05FAB9.png" manifest:media-type="image/png"/>
  <manifest:file-entry manifest:full-path="Pictures/10000001000002300000018083BE6CD9D8A6BA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8" style:family="table">
      <style:table-properties style:width="6.691in" table:align="left" fo:keep-with-next="always" style:may-break-between-rows="true" table:border-model="collapsing"/>
    </style:style>
    <style:style style:name="Table8.A" style:family="table-column">
      <style:table-column-properties style:column-width="2.2549in"/>
    </style:style>
    <style:style style:name="Table8.B" style:family="table-column">
      <style:table-column-properties style:column-width="4.4361in"/>
    </style:style>
    <style:style style:name="Table8.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8.2" style:family="table-row">
      <style:table-row-properties fo:keep-together="auto"/>
    </style:style>
    <style:style style:name="Table2" style:family="table">
      <style:table-properties style:width="6.6951in" table:align="margins" fo:keep-with-next="auto" style:may-break-between-rows="true" table:border-model="collapsing"/>
    </style:style>
    <style:style style:name="Table2.A" style:family="table-column">
      <style:table-column-properties style:column-width="1.6868in" style:rel-column-width="16511*"/>
    </style:style>
    <style:style style:name="Table2.B" style:family="table-column">
      <style:table-column-properties style:column-width="5.0083in" style:rel-column-width="49024*"/>
    </style:style>
    <style:style style:name="Table2.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2.2" style:family="table-row">
      <style:table-row-properties fo:keep-together="auto"/>
    </style:style>
    <style:style style:name="Table3" style:family="table">
      <style:table-properties style:width="6.6951in" table:align="margins" fo:keep-with-next="auto" style:may-break-between-rows="true" table:border-model="collapsing"/>
    </style:style>
    <style:style style:name="Table3.A" style:family="table-column">
      <style:table-column-properties style:column-width="1.6868in" style:rel-column-width="16511*"/>
    </style:style>
    <style:style style:name="Table3.B" style:family="table-column">
      <style:table-column-properties style:column-width="5.0083in" style:rel-column-width="49024*"/>
    </style:style>
    <style:style style:name="Table3.1" style:family="table-row">
      <style:table-row-properties fo:keep-together="always"/>
    </style:style>
    <style:style style:name="Table3.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3.2" style:family="table-row">
      <style:table-row-properties fo:keep-together="auto"/>
    </style:style>
    <style:style style:name="Table9" style:family="table">
      <style:table-properties style:width="6.6951in" table:align="margins" fo:keep-with-next="auto" style:may-break-between-rows="true" table:border-model="collapsing"/>
    </style:style>
    <style:style style:name="Table9.A" style:family="table-column">
      <style:table-column-properties style:column-width="1.6868in" style:rel-column-width="16511*"/>
    </style:style>
    <style:style style:name="Table9.B" style:family="table-column">
      <style:table-column-properties style:column-width="5.0083in" style:rel-column-width="49024*"/>
    </style:style>
    <style:style style:name="Table9.1" style:family="table-row">
      <style:table-row-properties fo:keep-together="always"/>
    </style:style>
    <style:style style:name="Table9.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9.3" style:family="table-row">
      <style:table-row-properties fo:keep-together="auto"/>
    </style:style>
    <style:style style:name="Table5" style:family="table">
      <style:table-properties style:width="6.6951in" table:align="margins" fo:keep-with-next="auto" style:may-break-between-rows="true" table:border-model="collapsing"/>
    </style:style>
    <style:style style:name="Table5.A" style:family="table-column">
      <style:table-column-properties style:column-width="1.6868in" style:rel-column-width="16511*"/>
    </style:style>
    <style:style style:name="Table5.B" style:family="table-column">
      <style:table-column-properties style:column-width="5.0083in" style:rel-column-width="49024*"/>
    </style:style>
    <style:style style:name="Table5.1" style:family="table-row">
      <style:table-row-properties fo:keep-together="always"/>
    </style:style>
    <style:style style:name="Table5.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5.2" style:family="table-row">
      <style:table-row-properties fo:keep-together="auto"/>
    </style:style>
    <style:style style:name="Table6" style:family="table">
      <style:table-properties style:width="6.6951in" table:align="margins" fo:keep-with-next="auto" style:may-break-between-rows="true" table:border-model="collapsing"/>
    </style:style>
    <style:style style:name="Table6.A" style:family="table-column">
      <style:table-column-properties style:column-width="1.6882in" style:rel-column-width="16528*"/>
    </style:style>
    <style:style style:name="Table6.B" style:family="table-column">
      <style:table-column-properties style:column-width="5.0069in" style:rel-column-width="49007*"/>
    </style:style>
    <style:style style:name="Table6.1" style:family="table-row">
      <style:table-row-properties fo:keep-together="always"/>
    </style:style>
    <style:style style:name="Table6.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6.4" style:family="table-row">
      <style:table-row-properties fo:keep-together="auto"/>
    </style:style>
    <style:style style:name="Table7" style:family="table">
      <style:table-properties style:width="6.6951in" table:align="margins" fo:keep-with-next="auto" style:may-break-between-rows="true" table:border-model="collapsing"/>
    </style:style>
    <style:style style:name="Table7.A" style:family="table-column">
      <style:table-column-properties style:column-width="2.2319in" style:rel-column-width="21845*"/>
    </style:style>
    <style:style style:name="Table7.B" style:family="table-column">
      <style:table-column-properties style:column-width="2.2319in" style:rel-column-width="21844*"/>
    </style:style>
    <style:style style:name="Table7.C" style:family="table-column">
      <style:table-column-properties style:column-width="2.2319in" style:rel-column-width="21846*"/>
    </style:style>
    <style:style style:name="Table7.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7.2" style:family="table-row">
      <style:table-row-properties fo:keep-together="auto"/>
    </style:style>
    <style:style style:name="Table7.3" style:family="table-row">
      <style:table-row-properties fo:keep-together="always"/>
    </style:style>
    <style:style style:name="P1" style:family="paragraph" style:parent-style-name="Footer">
      <style:paragraph-properties fo:text-align="end" style:justify-single-word="false"/>
    </style:style>
    <style:style style:name="P2" style:family="paragraph" style:parent-style-name="Table_20_index_20_1">
      <style:paragraph-properties>
        <style:tab-stops>
          <style:tab-stop style:position="6.6953in" style:type="right" style:leader-style="dotted" style:leader-text="."/>
        </style:tab-stops>
      </style:paragraph-properties>
    </style:style>
    <style:style style:name="P3" style:family="paragraph" style:parent-style-name="Standard">
      <style:text-properties style:font-name="Latin Modern Mono" officeooo:rsid="00108780" officeooo:paragraph-rsid="00108780"/>
    </style:style>
    <style:style style:name="P4" style:family="paragraph" style:parent-style-name="Standard">
      <style:text-properties style:font-name="Latin Modern Mono" officeooo:rsid="00108780" officeooo:paragraph-rsid="002a25e6"/>
    </style:style>
    <style:style style:name="P5" style:family="paragraph" style:parent-style-name="Standard">
      <style:text-properties style:font-name="Latin Modern Mono" fo:font-weight="bold" officeooo:rsid="00108780" officeooo:paragraph-rsid="00108780" style:font-weight-asian="bold" style:font-weight-complex="bold"/>
    </style:style>
    <style:style style:name="P6"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7" style:family="paragraph" style:parent-style-name="Standard">
      <style:text-properties style:font-name="Latin Modern Mono" fo:font-weight="bold" officeooo:rsid="00137f88" officeooo:paragraph-rsid="00137f88" style:font-weight-asian="bold" style:font-weight-complex="bold"/>
    </style:style>
    <style:style style:name="P8" style:family="paragraph" style:parent-style-name="Standard">
      <style:text-properties style:font-name="Latin Modern Mono" fo:font-weight="bold" officeooo:rsid="0015b395" officeooo:paragraph-rsid="0015b395" style:font-weight-asian="bold" style:font-weight-complex="bold"/>
    </style:style>
    <style:style style:name="P9" style:family="paragraph" style:parent-style-name="Standard">
      <style:text-properties style:font-name="Latin Modern Mono" officeooo:rsid="0011dee3" officeooo:paragraph-rsid="0011dee3"/>
    </style:style>
    <style:style style:name="P10" style:family="paragraph" style:parent-style-name="Standard">
      <style:text-properties style:font-name="Latin Modern Mono" officeooo:rsid="0011dee3" officeooo:paragraph-rsid="002b9e6c"/>
    </style:style>
    <style:style style:name="P11" style:family="paragraph" style:parent-style-name="Standard">
      <style:text-properties style:font-name="Latin Modern Mono" officeooo:rsid="0011dee3" officeooo:paragraph-rsid="0062aeca"/>
    </style:style>
    <style:style style:name="P12" style:family="paragraph" style:parent-style-name="Standard">
      <style:text-properties style:font-name="Latin Modern Mono" officeooo:rsid="00137f88" officeooo:paragraph-rsid="00137f88"/>
    </style:style>
    <style:style style:name="P13" style:family="paragraph" style:parent-style-name="Standard">
      <style:text-properties style:font-name="Latin Modern Mono" fo:font-weight="normal" officeooo:rsid="00137f88" officeooo:paragraph-rsid="00137f88" style:font-weight-asian="normal" style:font-weight-complex="normal"/>
    </style:style>
    <style:style style:name="P14" style:family="paragraph" style:parent-style-name="Standard">
      <style:text-properties style:font-name="Latin Modern Mono" fo:font-weight="normal" officeooo:rsid="0014c9f7" officeooo:paragraph-rsid="0014c9f7" style:font-weight-asian="normal" style:font-weight-complex="normal"/>
    </style:style>
    <style:style style:name="P15" style:family="paragraph" style:parent-style-name="Standard">
      <style:text-properties style:font-name="Latin Modern Mono" fo:font-weight="normal" officeooo:rsid="0015b484" officeooo:paragraph-rsid="0015b484" style:font-weight-asian="normal" style:font-weight-complex="normal"/>
    </style:style>
    <style:style style:name="P16" style:family="paragraph" style:parent-style-name="Standard">
      <style:text-properties style:font-name="Latin Modern Mono" fo:font-weight="normal" officeooo:rsid="0015b484" officeooo:paragraph-rsid="00b55026" style:font-weight-asian="normal" style:font-weight-complex="normal"/>
    </style:style>
    <style:style style:name="P17" style:family="paragraph" style:parent-style-name="Standard">
      <style:text-properties style:font-name="Latin Modern Mono" fo:font-weight="normal" officeooo:rsid="0015b484" officeooo:paragraph-rsid="00b5ba8a" style:font-weight-asian="normal" style:font-weight-complex="normal"/>
    </style:style>
    <style:style style:name="P18" style:family="paragraph" style:parent-style-name="Standard">
      <style:text-properties style:font-name="Latin Modern Mono" fo:font-weight="normal" officeooo:rsid="0015b395" officeooo:paragraph-rsid="0015b395" style:font-weight-asian="normal" style:font-weight-complex="normal"/>
    </style:style>
    <style:style style:name="P19" style:family="paragraph" style:parent-style-name="Standard">
      <style:text-properties style:font-name="Latin Modern Mono" fo:font-weight="normal" officeooo:rsid="0015b395" officeooo:paragraph-rsid="00b55026" style:font-weight-asian="normal" style:font-weight-complex="normal"/>
    </style:style>
    <style:style style:name="P20" style:family="paragraph" style:parent-style-name="Standard">
      <style:text-properties style:font-name="Latin Modern Mono" fo:font-weight="normal" officeooo:rsid="001610bc" officeooo:paragraph-rsid="001610bc" style:font-weight-asian="normal" style:font-weight-complex="normal"/>
    </style:style>
    <style:style style:name="P21" style:family="paragraph" style:parent-style-name="Standard">
      <style:text-properties style:font-name="Latin Modern Mono" fo:font-weight="normal" officeooo:rsid="001610bc" officeooo:paragraph-rsid="001623d1" style:font-weight-asian="normal" style:font-weight-complex="normal"/>
    </style:style>
    <style:style style:name="P22" style:family="paragraph" style:parent-style-name="Standard">
      <style:text-properties style:font-name="Latin Modern Mono" fo:font-weight="normal" officeooo:rsid="001610bc" officeooo:paragraph-rsid="00ad4220" style:font-weight-asian="normal" style:font-weight-complex="normal"/>
    </style:style>
    <style:style style:name="P23" style:family="paragraph" style:parent-style-name="Standard">
      <style:text-properties style:font-name="Latin Modern Mono" fo:font-weight="normal" officeooo:rsid="001610bc" officeooo:paragraph-rsid="00b55026" style:font-weight-asian="normal" style:font-weight-complex="normal"/>
    </style:style>
    <style:style style:name="P24" style:family="paragraph" style:parent-style-name="Standard">
      <style:text-properties style:font-name="Latin Modern Mono" fo:font-weight="normal" officeooo:rsid="0017e308" officeooo:paragraph-rsid="0017e308" style:font-weight-asian="normal" style:font-weight-complex="normal"/>
    </style:style>
    <style:style style:name="P25" style:family="paragraph" style:parent-style-name="Standard">
      <style:text-properties style:font-name="Latin Modern Mono" fo:font-weight="normal" officeooo:rsid="001acb08" officeooo:paragraph-rsid="001acb08" style:font-weight-asian="normal" style:font-weight-complex="normal"/>
    </style:style>
    <style:style style:name="P26"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27" style:family="paragraph" style:parent-style-name="Standard">
      <style:text-properties style:font-name="Latin Modern Mono" fo:font-weight="normal" officeooo:rsid="00459604" officeooo:paragraph-rsid="00459604" style:font-weight-asian="normal" style:font-weight-complex="normal"/>
    </style:style>
    <style:style style:name="P28" style:family="paragraph" style:parent-style-name="Standard">
      <style:text-properties style:font-name="Latin Modern Mono" fo:font-weight="normal" officeooo:rsid="00459604" officeooo:paragraph-rsid="0047769c" style:font-weight-asian="normal" style:font-weight-complex="normal"/>
    </style:style>
    <style:style style:name="P29" style:family="paragraph" style:parent-style-name="Standard">
      <style:text-properties style:font-name="Latin Modern Mono" fo:font-weight="normal" officeooo:rsid="0047769c" officeooo:paragraph-rsid="0047769c" style:font-weight-asian="normal" style:font-weight-complex="normal"/>
    </style:style>
    <style:style style:name="P30" style:family="paragraph" style:parent-style-name="Standard">
      <style:text-properties style:font-name="Latin Modern Mono" fo:font-weight="normal" officeooo:rsid="004cd356" officeooo:paragraph-rsid="004cd356" style:font-weight-asian="normal" style:font-weight-complex="normal"/>
    </style:style>
    <style:style style:name="P31" style:family="paragraph" style:parent-style-name="Standard">
      <style:text-properties style:font-name="Latin Modern Mono" fo:font-weight="normal" officeooo:rsid="00ab89ea" officeooo:paragraph-rsid="00b55026" style:font-weight-asian="normal" style:font-weight-complex="normal"/>
    </style:style>
    <style:style style:name="P32" style:family="paragraph" style:parent-style-name="Standard">
      <style:text-properties style:font-name="Latin Modern Mono" fo:font-weight="normal" officeooo:rsid="00af50a4" officeooo:paragraph-rsid="00af50a4" style:font-weight-asian="normal" style:font-weight-complex="normal"/>
    </style:style>
    <style:style style:name="P33" style:family="paragraph" style:parent-style-name="Standard">
      <style:paragraph-properties fo:text-align="end" style:justify-single-word="false"/>
      <style:text-properties style:font-name="Latin Modern Mono" fo:font-weight="normal" officeooo:rsid="00b99793" officeooo:paragraph-rsid="00b99793" style:font-weight-asian="normal" style:font-weight-complex="normal"/>
    </style:style>
    <style:style style:name="P34" style:family="paragraph" style:parent-style-name="Standard">
      <style:text-properties style:font-name="Latin Modern Mono" fo:font-weight="normal" officeooo:rsid="00b99793" officeooo:paragraph-rsid="00b99793" style:font-weight-asian="normal" style:font-weight-complex="normal"/>
    </style:style>
    <style:style style:name="P35" style:family="paragraph" style:parent-style-name="Standard">
      <style:text-properties style:font-name="Latin Modern Mono" fo:font-weight="normal" officeooo:rsid="00bf3931" officeooo:paragraph-rsid="00bf3931" style:font-weight-asian="normal" style:font-weight-complex="normal"/>
    </style:style>
    <style:style style:name="P36" style:family="paragraph" style:parent-style-name="Standard">
      <style:text-properties style:font-name="Latin Modern Mono" fo:font-weight="normal" officeooo:rsid="00c6ab4f" officeooo:paragraph-rsid="00c6ab4f" style:font-weight-asian="normal" style:font-weight-complex="normal"/>
    </style:style>
    <style:style style:name="P3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3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39" style:family="paragraph" style:parent-style-name="Standard">
      <style:text-properties style:font-name="Latin Modern Mono" officeooo:rsid="0036bb8a" officeooo:paragraph-rsid="0036bb8a"/>
    </style:style>
    <style:style style:name="P40" style:family="paragraph" style:parent-style-name="Standard">
      <style:text-properties style:font-name="Latin Modern Mono" officeooo:rsid="006bf144" officeooo:paragraph-rsid="006bf144"/>
    </style:style>
    <style:style style:name="P41" style:family="paragraph" style:parent-style-name="Standard">
      <style:text-properties style:font-name="Latin Modern Mono" officeooo:rsid="00ad6781" officeooo:paragraph-rsid="00ad6781"/>
    </style:style>
    <style:style style:name="P42" style:family="paragraph" style:parent-style-name="Standard">
      <style:text-properties style:font-name="Latin Modern Mono" officeooo:rsid="00b38600" officeooo:paragraph-rsid="00b38600"/>
    </style:style>
    <style:style style:name="P43" style:family="paragraph" style:parent-style-name="Text_20_body">
      <style:text-properties officeooo:rsid="0044537d" officeooo:paragraph-rsid="0044537d"/>
    </style:style>
    <style:style style:name="P44" style:family="paragraph" style:parent-style-name="Text_20_body">
      <style:text-properties officeooo:rsid="00459604" officeooo:paragraph-rsid="00459604"/>
    </style:style>
    <style:style style:name="P45" style:family="paragraph" style:parent-style-name="Text_20_body">
      <style:text-properties officeooo:rsid="0049279c" officeooo:paragraph-rsid="0049279c"/>
    </style:style>
    <style:style style:name="P46" style:family="paragraph" style:parent-style-name="Text_20_body">
      <style:text-properties officeooo:rsid="0059e122" officeooo:paragraph-rsid="0059e122"/>
    </style:style>
    <style:style style:name="P47" style:family="paragraph" style:parent-style-name="Text_20_body">
      <style:text-properties officeooo:paragraph-rsid="0059e122"/>
    </style:style>
    <style:style style:name="P48" style:family="paragraph" style:parent-style-name="Text_20_body">
      <style:text-properties officeooo:rsid="007fa9b0" officeooo:paragraph-rsid="007fa9b0"/>
    </style:style>
    <style:style style:name="P49" style:family="paragraph" style:parent-style-name="Text_20_body">
      <style:text-properties officeooo:rsid="007fb273" officeooo:paragraph-rsid="007fb273"/>
    </style:style>
    <style:style style:name="P50" style:family="paragraph" style:parent-style-name="Text_20_body">
      <style:text-properties officeooo:rsid="00819330" officeooo:paragraph-rsid="00820be1"/>
    </style:style>
    <style:style style:name="P51" style:family="paragraph" style:parent-style-name="Text_20_body">
      <style:text-properties officeooo:rsid="00820be1" officeooo:paragraph-rsid="00820be1"/>
    </style:style>
    <style:style style:name="P52" style:family="paragraph" style:parent-style-name="Text_20_body">
      <style:text-properties officeooo:rsid="00820be1" officeooo:paragraph-rsid="0084b8e9"/>
    </style:style>
    <style:style style:name="P53" style:family="paragraph" style:parent-style-name="Text_20_body">
      <style:text-properties officeooo:rsid="00829ea6" officeooo:paragraph-rsid="00829ea6"/>
    </style:style>
    <style:style style:name="P54" style:family="paragraph" style:parent-style-name="Text_20_body">
      <style:text-properties officeooo:rsid="0082c1c5" officeooo:paragraph-rsid="0082c1c5"/>
    </style:style>
    <style:style style:name="P55" style:family="paragraph" style:parent-style-name="Contents_20_1">
      <style:paragraph-properties>
        <style:tab-stops>
          <style:tab-stop style:position="5.7701in" style:type="right" style:leader-style="dotted" style:leader-text="."/>
        </style:tab-stops>
      </style:paragraph-properties>
    </style:style>
    <style:style style:name="P56" style:family="paragraph" style:parent-style-name="Figure_20_Index_20_1">
      <style:paragraph-properties>
        <style:tab-stops>
          <style:tab-stop style:position="5.7701in" style:type="right" style:leader-style="dotted" style:leader-text="."/>
        </style:tab-stops>
      </style:paragraph-properties>
    </style:style>
    <style:style style:name="P57" style:family="paragraph" style:parent-style-name="Contents_20_2">
      <style:paragraph-properties>
        <style:tab-stops>
          <style:tab-stop style:position="5.5736in" style:type="right" style:leader-style="dotted" style:leader-text="."/>
        </style:tab-stops>
      </style:paragraph-properties>
    </style:style>
    <style:style style:name="P58" style:family="paragraph" style:parent-style-name="Standard">
      <style:text-properties officeooo:paragraph-rsid="001acb08"/>
    </style:style>
    <style:style style:name="P59"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4c9f7" officeooo:paragraph-rsid="0014c9f7"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15b39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484" officeooo:paragraph-rsid="00b5ba8a"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610bc" officeooo:paragraph-rsid="00b5ba8a"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0c7a4" officeooo:paragraph-rsid="0020c7a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7c79" officeooo:paragraph-rsid="00217c79"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2b05c"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4cd356" officeooo:paragraph-rsid="004cd35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aa6c8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b48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8783c" officeooo:paragraph-rsid="0018783c"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b99793" officeooo:paragraph-rsid="00b99793"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b99793" officeooo:paragraph-rsid="00b9979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cc18fe" officeooo:paragraph-rsid="00cc18fe"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62aeca" officeooo:paragraph-rsid="0062aeca"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7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0c7a4" officeooo:paragraph-rsid="0020c7a4"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7c79" officeooo:paragraph-rsid="00217c79"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2b05c" officeooo:paragraph-rsid="00b55026"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5f2a4" officeooo:paragraph-rsid="00b5ba8a"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4cd356" officeooo:paragraph-rsid="004cd356"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b485" officeooo:paragraph-rsid="00b55026"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62aeca" officeooo:paragraph-rsid="0062aeca" style:font-size-asian="12pt" style:font-style-asian="normal" style:font-weight-asian="bold" style:font-name-complex="Lohit Devanagari" style:font-size-complex="12pt" style:font-style-complex="normal" style:font-weight-complex="bold" style:text-overline-style="none" style:text-overline-color="font-color"/>
    </style:style>
    <style:style style:name="P85" style:family="paragraph" style:parent-style-name="Standard">
      <style:text-properties officeooo:paragraph-rsid="00459604"/>
    </style:style>
    <style:style style:name="P86" style:family="paragraph" style:parent-style-name="Text_20_body">
      <style:text-properties officeooo:rsid="00b0df25" officeooo:paragraph-rsid="00b5ba8a"/>
    </style:style>
    <style:style style:name="P87" style:family="paragraph" style:parent-style-name="Table">
      <style:text-properties officeooo:paragraph-rsid="00b55026"/>
    </style:style>
    <style:style style:name="P88" style:family="paragraph" style:parent-style-name="Table">
      <style:text-properties officeooo:paragraph-rsid="00b5ba8a"/>
    </style:style>
    <style:style style:name="P89" style:family="paragraph" style:parent-style-name="Text_20_body">
      <style:text-properties officeooo:rsid="00637898" officeooo:paragraph-rsid="00b5ba8a"/>
    </style:style>
    <style:style style:name="P90" style:family="paragraph" style:parent-style-name="Standard">
      <style:text-properties officeooo:rsid="00bf3931" officeooo:paragraph-rsid="00bf3931"/>
    </style:style>
    <style:style style:name="P91" style:family="paragraph" style:parent-style-name="Text_20_body">
      <style:text-properties officeooo:rsid="00cce9c8" officeooo:paragraph-rsid="00cce9c8"/>
    </style:style>
    <style:style style:name="P92"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93" style:family="paragraph" style:parent-style-name="Contents_20_1">
      <style:paragraph-properties>
        <style:tab-stops>
          <style:tab-stop style:position="5.7701in" style:type="right" style:leader-style="dotted" style:leader-text="."/>
        </style:tab-stops>
      </style:paragraph-properties>
    </style:style>
    <style:style style:name="P94" style:family="paragraph" style:parent-style-name="Contents_20_2">
      <style:paragraph-properties>
        <style:tab-stops>
          <style:tab-stop style:position="5.5736in" style:type="right" style:leader-style="dotted" style:leader-text="."/>
        </style:tab-stops>
      </style:paragraph-properties>
    </style:style>
    <style:style style:name="P95" style:family="paragraph" style:parent-style-name="Contents_20_Heading" style:master-page-name="Forepages">
      <style:paragraph-properties style:page-number="auto"/>
    </style:style>
    <style:style style:name="P96" style:family="paragraph" style:parent-style-name="Heading_20_1">
      <style:text-properties officeooo:rsid="0074f29c" officeooo:paragraph-rsid="001c9030"/>
    </style:style>
    <style:style style:name="P97" style:family="paragraph" style:parent-style-name="Heading_20_1" style:master-page-name="Standard">
      <style:paragraph-properties style:page-number="auto"/>
      <style:text-properties officeooo:rsid="0074f29c" officeooo:paragraph-rsid="0074f29c"/>
    </style:style>
    <style:style style:name="P98" style:family="paragraph" style:parent-style-name="Heading_20_1">
      <style:paragraph-properties fo:break-before="page"/>
      <style:text-properties officeooo:paragraph-rsid="001c9030"/>
    </style:style>
    <style:style style:name="P99" style:family="paragraph" style:parent-style-name="Heading_20_1">
      <style:paragraph-properties fo:break-before="page"/>
    </style:style>
    <style:style style:name="P100" style:family="paragraph" style:parent-style-name="Heading_20_1" style:list-style-name=""/>
    <style:style style:name="P101" style:family="paragraph" style:parent-style-name="Heading_20_2">
      <style:text-properties officeooo:rsid="00bf3931" officeooo:paragraph-rsid="00bf3931"/>
    </style:style>
    <style:style style:name="T1" style:family="text">
      <style:text-properties officeooo:rsid="00137f88"/>
    </style:style>
    <style:style style:name="T2" style:family="text">
      <style:text-properties officeooo:rsid="0014c9f7"/>
    </style:style>
    <style:style style:name="T3" style:family="text">
      <style:text-properties officeooo:rsid="0015b484"/>
    </style:style>
    <style:style style:name="T4" style:family="text">
      <style:text-properties officeooo:rsid="001610bc"/>
    </style:style>
    <style:style style:name="T5" style:family="text">
      <style:text-properties officeooo:rsid="001623d1"/>
    </style:style>
    <style:style style:name="T6" style:family="text">
      <style:text-properties officeooo:rsid="0018783c"/>
    </style:style>
    <style:style style:name="T7" style:family="text">
      <style:text-properties officeooo:rsid="001c9030"/>
    </style:style>
    <style:style style:name="T8" style:family="text">
      <style:text-properties officeooo:rsid="001f9751"/>
    </style:style>
    <style:style style:name="T9" style:family="text">
      <style:text-properties officeooo:rsid="0020c7a4"/>
    </style:style>
    <style:style style:name="T10" style:family="text">
      <style:text-properties officeooo:rsid="002a25e6"/>
    </style:style>
    <style:style style:name="T11" style:family="text">
      <style:text-properties officeooo:rsid="002b9e6c"/>
    </style:style>
    <style:style style:name="T12" style:family="text">
      <style:text-properties officeooo:rsid="00476c64"/>
    </style:style>
    <style:style style:name="T13" style:family="text">
      <style:text-properties officeooo:rsid="0047769c"/>
    </style:style>
    <style:style style:name="T14" style:family="text">
      <style:text-properties officeooo:rsid="0048ec4e"/>
    </style:style>
    <style:style style:name="T15" style:family="text">
      <style:text-properties officeooo:rsid="004afe3f"/>
    </style:style>
    <style:style style:name="T16" style:family="text">
      <style:text-properties officeooo:rsid="0050e35e"/>
    </style:style>
    <style:style style:name="T17" style:family="text">
      <style:text-properties officeooo:rsid="00531a13"/>
    </style:style>
    <style:style style:name="T18" style:family="text">
      <style:text-properties officeooo:rsid="0053f943"/>
    </style:style>
    <style:style style:name="T19" style:family="text">
      <style:text-properties officeooo:rsid="0057572c"/>
    </style:style>
    <style:style style:name="T20" style:family="text">
      <style:text-properties officeooo:rsid="0058adf2"/>
    </style:style>
    <style:style style:name="T21" style:family="text">
      <style:text-properties officeooo:rsid="0059e122"/>
    </style:style>
    <style:style style:name="T22" style:family="text">
      <style:text-properties officeooo:rsid="005a7646"/>
    </style:style>
    <style:style style:name="T23" style:family="text">
      <style:text-properties officeooo:rsid="005e2a88"/>
    </style:style>
    <style:style style:name="T24" style:family="text">
      <style:text-properties fo:font-size="12pt"/>
    </style:style>
    <style:style style:name="T25" style:family="text">
      <style:text-properties fo:font-size="12pt" officeooo:rsid="005e2a88"/>
    </style:style>
    <style:style style:name="T26" style:family="text">
      <style:text-properties officeooo:rsid="0068ace0"/>
    </style:style>
    <style:style style:name="T27" style:family="text">
      <style:text-properties officeooo:rsid="0069c41f"/>
    </style:style>
    <style:style style:name="T28" style:family="text">
      <style:text-properties officeooo:rsid="006a53a2"/>
    </style:style>
    <style:style style:name="T29" style:family="text">
      <style:text-properties officeooo:rsid="006f8af8"/>
    </style:style>
    <style:style style:name="T30" style:family="text">
      <style:text-properties officeooo:rsid="006fee8e"/>
    </style:style>
    <style:style style:name="T31" style:family="text">
      <style:text-properties officeooo:rsid="0071573f"/>
    </style:style>
    <style:style style:name="T32" style:family="text">
      <style:text-properties officeooo:rsid="00729a92"/>
    </style:style>
    <style:style style:name="T33" style:family="text">
      <style:text-properties officeooo:rsid="00736ebf"/>
    </style:style>
    <style:style style:name="T34" style:family="text">
      <style:text-properties officeooo:rsid="0076dc12"/>
    </style:style>
    <style:style style:name="T35" style:family="text">
      <style:text-properties officeooo:rsid="0076e2a7"/>
    </style:style>
    <style:style style:name="T36" style:family="text">
      <style:text-properties officeooo:rsid="0077a091"/>
    </style:style>
    <style:style style:name="T37" style:family="text">
      <style:text-properties officeooo:rsid="007b2fed"/>
    </style:style>
    <style:style style:name="T38" style:family="text">
      <style:text-properties officeooo:rsid="007ccdea"/>
    </style:style>
    <style:style style:name="T39" style:family="text">
      <style:text-properties officeooo:rsid="007e1c73"/>
    </style:style>
    <style:style style:name="T40" style:family="text">
      <style:text-properties officeooo:rsid="007fb273"/>
    </style:style>
    <style:style style:name="T41" style:family="text">
      <style:text-properties officeooo:rsid="00819330"/>
    </style:style>
    <style:style style:name="T42" style:family="text">
      <style:text-properties officeooo:rsid="00820be1"/>
    </style:style>
    <style:style style:name="T43" style:family="text">
      <style:text-properties officeooo:rsid="00829ea6"/>
    </style:style>
    <style:style style:name="T44" style:family="text">
      <style:text-properties officeooo:rsid="0083b036"/>
    </style:style>
    <style:style style:name="T45" style:family="text">
      <style:text-properties officeooo:rsid="0084b8e9"/>
    </style:style>
    <style:style style:name="T46" style:family="text">
      <style:text-properties officeooo:rsid="0085520d"/>
    </style:style>
    <style:style style:name="T47" style:family="text">
      <style:text-properties officeooo:rsid="0085588b"/>
    </style:style>
    <style:style style:name="T48" style:family="text">
      <style:text-properties officeooo:rsid="00866d3d"/>
    </style:style>
    <style:style style:name="T49" style:family="text">
      <style:text-properties officeooo:rsid="008a01ae"/>
    </style:style>
    <style:style style:name="T50" style:family="text">
      <style:text-properties officeooo:rsid="008b8395"/>
    </style:style>
    <style:style style:name="T51" style:family="text">
      <style:text-properties officeooo:rsid="008ba6ed"/>
    </style:style>
    <style:style style:name="T52" style:family="text">
      <style:text-properties style:font-name="Latin Modern Mono" fo:font-weight="normal" style:font-weight-asian="normal" style:font-weight-complex="normal"/>
    </style:style>
    <style:style style:name="T53" style:family="text">
      <style:text-properties style:font-name="Latin Modern Mono" fo:font-weight="normal" officeooo:rsid="001acb08" style:font-weight-asian="normal" style:font-weight-complex="normal"/>
    </style:style>
    <style:style style:name="T54" style:family="text">
      <style:text-properties style:font-name="Latin Modern Mono" fo:font-weight="normal" officeooo:rsid="004e1257" style:font-weight-asian="normal" style:font-weight-complex="normal"/>
    </style:style>
    <style:style style:name="T55" style:family="text">
      <style:text-properties style:font-name="Latin Modern Mono" fo:font-weight="normal" officeooo:rsid="00459604" style:font-weight-asian="normal" style:font-weight-complex="normal"/>
    </style:style>
    <style:style style:name="T56" style:family="text">
      <style:text-properties style:font-name="Latin Modern Mono" fo:font-weight="normal" officeooo:rsid="00a9fd2b" style:font-weight-asian="normal" style:font-weight-complex="normal"/>
    </style:style>
    <style:style style:name="T57" style:family="text">
      <style:text-properties fo:color="#000000" loext:opacity="100%" style:font-name="Latin Modern Mono" fo:font-weight="bold" officeooo:rsid="00a9fd2b" style:font-weight-asian="bold" style:font-weight-complex="bold"/>
    </style:style>
    <style:style style:name="T58" style:family="text">
      <style:text-properties fo:color="#000000" loext:opacity="100%" fo:font-weight="bold" style:font-weight-asian="bold" style:font-weight-complex="bold"/>
    </style:style>
    <style:style style:name="T59" style:family="text">
      <style:text-properties officeooo:rsid="00aec6f3"/>
    </style:style>
    <style:style style:name="T60" style:family="text">
      <style:text-properties officeooo:rsid="00af50a4"/>
    </style:style>
    <style:style style:name="T61" style:family="text">
      <style:text-properties style:text-underline-style="solid" style:text-underline-width="auto" style:text-underline-color="font-color"/>
    </style:style>
    <style:style style:name="T62" style:family="text">
      <style:text-properties officeooo:rsid="00b00cd2"/>
    </style:style>
    <style:style style:name="T63" style:family="text">
      <style:text-properties officeooo:rsid="00b2491d"/>
    </style:style>
    <style:style style:name="T64" style:family="text">
      <style:text-properties officeooo:rsid="00b2ec59"/>
    </style:style>
    <style:style style:name="T65" style:family="text">
      <style:text-properties officeooo:rsid="00b55026"/>
    </style:style>
    <style:style style:name="T66" style:family="text">
      <style:text-properties officeooo:rsid="00bafd4f"/>
    </style:style>
    <style:style style:name="T67" style:family="text">
      <style:text-properties officeooo:rsid="00bc6469"/>
    </style:style>
    <style:style style:name="T68" style:family="text">
      <style:text-properties officeooo:rsid="00be79d7"/>
    </style:style>
    <style:style style:name="T69" style:family="text">
      <style:text-properties officeooo:rsid="00bf3931"/>
    </style:style>
    <style:style style:name="T70" style:family="text">
      <style:text-properties officeooo:rsid="00c0ea9d"/>
    </style:style>
    <style:style style:name="T71" style:family="text">
      <style:text-properties officeooo:rsid="00c1c8b3"/>
    </style:style>
    <style:style style:name="T72" style:family="text">
      <style:text-properties officeooo:rsid="00c506e3"/>
    </style:style>
    <style:style style:name="T73" style:family="text">
      <style:text-properties officeooo:rsid="00c7d492"/>
    </style:style>
    <style:style style:name="T74" style:family="text">
      <style:text-properties officeooo:rsid="00ca502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
      <text:p text:style-name="P5"/>
      <text:p text:style-name="P5"/>
      <text:p text:style-name="P5"/>
      <text:p text:style-name="P5"/>
      <text:p text:style-name="P5"/>
      <text:p text:style-name="P5"/>
      <text:p text:style-name="P5"/>
      <text:p text:style-name="P5"/>
      <text:p text:style-name="P5"/>
      <text:p text:style-name="P5"/>
      <text:p text:style-name="P5"/>
      <text:p text:style-name="P37"/>
      <text:p text:style-name="P37"/>
      <text:p text:style-name="P37"/>
      <text:p text:style-name="P37"/>
      <text:p text:style-name="P38">Mastodon for Apple II</text:p>
      <text:p text:style-name="P38"/>
      <text:p text:style-name="P38">User guide</text:p>
      <text:p text:style-name="P6"/>
      <text:p text:style-name="P26">Version <text:span text:style-name="T73">21</text:span><text:span text:style-name="T71">.0</text:span><text:span text:style-name="T68">.0</text:span></text:p>
      <text:p text:style-name="P33"><text:span text:style-name="T73">October</text:span> 2024</text:p>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8"><text:span text:style-name="T53">colin@colino.net – https://</text:span><text:span text:style-name="T54">www.</text:span><text:span text:style-name="T53">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5">Table of Contents</text:p>
          </text:index-title>
          <text:p text:style-name="P93"><text:a xlink:type="simple" xlink:href="#__RefHeading___Toc1192_316470827" text:style-name="Index_20_Link" text:visited-style-name="Index_20_Link">Index of Figures<text:tab/>ii</text:a></text:p>
          <text:p text:style-name="P93"><text:a xlink:type="simple" xlink:href="#__RefHeading___Toc2171_4187967587" text:style-name="Index_20_Link" text:visited-style-name="Index_20_Link">Index of Tables<text:tab/>iii</text:a></text:p>
          <text:p text:style-name="P93"><text:a xlink:type="simple" xlink:href="#__RefHeading___Toc6618_899895566" text:style-name="Index_20_Link" text:visited-style-name="Index_20_Link">Introduction<text:tab/>4</text:a></text:p>
          <text:p text:style-name="P93"><text:a xlink:type="simple" xlink:href="#__RefHeading___Toc193_899895566" text:style-name="Index_20_Link" text:visited-style-name="Index_20_Link">Startup and initial configuration<text:tab/>5</text:a></text:p>
          <text:p text:style-name="P94"><text:a xlink:type="simple" xlink:href="#__RefHeading___Toc195_899895566" text:style-name="Index_20_Link" text:visited-style-name="Index_20_Link">Serial communications setup<text:tab/>5</text:a></text:p>
          <text:p text:style-name="P94"><text:a xlink:type="simple" xlink:href="#__RefHeading___Toc197_899895566" text:style-name="Index_20_Link" text:visited-style-name="Index_20_Link">Logging in to your Mastodon account<text:tab/>6</text:a></text:p>
          <text:p text:style-name="P93"><text:a xlink:type="simple" xlink:href="#__RefHeading___Toc199_899895566" text:style-name="Index_20_Link" text:visited-style-name="Index_20_Link">Using Mastodon for Apple II<text:tab/>8</text:a></text:p>
          <text:p text:style-name="P94"><text:a xlink:type="simple" xlink:href="#__RefHeading___Toc201_899895566" text:style-name="Index_20_Link" text:visited-style-name="Index_20_Link">The main interface<text:tab/>8</text:a></text:p>
          <text:p text:style-name="P94"><text:a xlink:type="simple" xlink:href="#__RefHeading___Toc203_899895566" text:style-name="Index_20_Link" text:visited-style-name="Index_20_Link">Navigating in the Mastodon client<text:tab/>8</text:a></text:p>
          <text:p text:style-name="P94"><text:a xlink:type="simple" xlink:href="#__RefHeading___Toc205_899895566" text:style-name="Index_20_Link" text:visited-style-name="Index_20_Link">Contextual actions<text:tab/>9</text:a></text:p>
          <text:p text:style-name="P94"><text:a xlink:type="simple" xlink:href="#__RefHeading___Toc1210_1867555901" text:style-name="Index_20_Link" text:visited-style-name="Index_20_Link">Voting<text:tab/>10</text:a></text:p>
          <text:p text:style-name="P94"><text:a xlink:type="simple" xlink:href="#__RefHeading___Toc207_899895566" text:style-name="Index_20_Link" text:visited-style-name="Index_20_Link">Searching<text:tab/>10</text:a></text:p>
          <text:p text:style-name="P94"><text:a xlink:type="simple" xlink:href="#__RefHeading___Toc209_899895566" text:style-name="Index_20_Link" text:visited-style-name="Index_20_Link">The Profile view<text:tab/>10</text:a></text:p>
          <text:p text:style-name="P94"><text:a xlink:type="simple" xlink:href="#__RefHeading___Toc211_899895566" text:style-name="Index_20_Link" text:visited-style-name="Index_20_Link">Viewing images<text:tab/>11</text:a></text:p>
          <text:p text:style-name="P94"><text:a xlink:type="simple" xlink:href="#__RefHeading___Toc213_899895566" text:style-name="Index_20_Link" text:visited-style-name="Index_20_Link">Viewing videos<text:tab/>12</text:a></text:p>
          <text:p text:style-name="P94"><text:a xlink:type="simple" xlink:href="#__RefHeading___Toc1212_1867555901" text:style-name="Index_20_Link" text:visited-style-name="Index_20_Link">Writing, editing or replying to a toot<text:tab/>13</text:a></text:p>
          <text:p text:style-name="P94"><text:a xlink:type="simple" xlink:href="#__RefHeading___Toc215_899895566" text:style-name="Index_20_Link" text:visited-style-name="Index_20_Link">Attaching images<text:tab/>14</text:a></text:p>
          <text:p text:style-name="P94"><text:a xlink:type="simple" xlink:href="#__RefHeading___Toc1194_316470827" text:style-name="Index_20_Link" text:visited-style-name="Index_20_Link">Preparing a poll<text:tab/>15</text:a></text:p>
          <text:p text:style-name="P93"><text:a xlink:type="simple" xlink:href="#__RefHeading___Toc217_899895566" text:style-name="Index_20_Link" text:visited-style-name="Index_20_Link">Configuration<text:tab/>16</text:a></text:p>
          <text:p text:style-name="P94"><text:a xlink:type="simple" xlink:href="#__RefHeading___Toc2896_899895566" text:style-name="Index_20_Link" text:visited-style-name="Index_20_Link">Internationalization of special characters<text:tab/>16</text:a></text:p>
          <text:p text:style-name="P93"><text:a xlink:type="simple" xlink:href="#__RefHeading___Toc2714_899895566" text:style-name="Index_20_Link" text:visited-style-name="Index_20_Link">Frequently asked questions<text:tab/>17</text:a></text:p>
          <text:p text:style-name="P94"><text:a xlink:type="simple" xlink:href="#__RefHeading___Toc2716_899895566" text:style-name="Index_20_Link" text:visited-style-name="Index_20_Link">The need for a proxy<text:tab/>17</text:a></text:p>
          <text:p text:style-name="P94"><text:a xlink:type="simple" xlink:href="#__RefHeading___Toc2718_899895566" text:style-name="Index_20_Link" text:visited-style-name="Index_20_Link">Installation of the proxy<text:tab/>17</text:a></text:p>
          <text:p text:style-name="P94"><text:a xlink:type="simple" xlink:href="#__RefHeading___Toc2720_899895566" text:style-name="Index_20_Link" text:visited-style-name="Index_20_Link">Support of Fujinet<text:tab/>18</text:a></text:p>
          <text:p text:style-name="P94"><text:a xlink:type="simple" xlink:href="#__RefHeading___Toc1150_4187967587" text:style-name="Index_20_Link" text:visited-style-name="Index_20_Link">Support of Uthernet<text:tab/>18</text:a></text:p>
          <text:p text:style-name="P93"><text:a xlink:type="simple" xlink:href="#__RefHeading___Toc2722_899895566" text:style-name="Index_20_Link" text:visited-style-name="Index_20_Link">Links and resources<text:tab/>19</text:a></text:p>
          <text:p text:style-name="P93"><text:a xlink:type="simple" xlink:href="#__RefHeading___Toc3798_899895566" text:style-name="Index_20_Link" text:visited-style-name="Index_20_Link">Thanks and acknowledgments<text:tab/>20</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text:bookmark-start text:name="__RefHeading___Toc1192_316470827"/>Index of Figures<text:bookmark-end text:name="__RefHeading___Toc1192_316470827"/></text:h>
          </text:index-title>
          <text:p text:style-name="P56"><text:a xlink:type="simple" xlink:href="#Figure!0%7Csequence" text:style-name="Index_20_Link" text:visited-style-name="Index_20_Link">Figure 1: Serial connection failure screen<text:tab/>5</text:a></text:p>
          <text:p text:style-name="P56"><text:a xlink:type="simple" xlink:href="#Figure!1%7Csequence" text:style-name="Index_20_Link" text:visited-style-name="Index_20_Link">Figure 2: Serial connection settings screen<text:tab/>5</text:a></text:p>
          <text:p text:style-name="P56"><text:a xlink:type="simple" xlink:href="#Figure!2%7Csequence" text:style-name="Index_20_Link" text:visited-style-name="Index_20_Link">Figure 3: The login screen<text:tab/>7</text:a></text:p>
          <text:p text:style-name="P56"><text:a xlink:type="simple" xlink:href="#Figure!3%7Csequence" text:style-name="Index_20_Link" text:visited-style-name="Index_20_Link">Figure 4: The main interface, showing the home timeline<text:tab/>8</text:a></text:p>
          <text:p text:style-name="P56"><text:a xlink:type="simple" xlink:href="#Figure!4%7Csequence" text:style-name="Index_20_Link" text:visited-style-name="Index_20_Link">Figure 5: The profile view (boost has been blanked out for seriousness)<text:tab/>11</text:a></text:p>
          <text:p text:style-name="P56"><text:a xlink:type="simple" xlink:href="#Figure!5%7Csequence" text:style-name="Index_20_Link" text:visited-style-name="Index_20_Link">Figure 6: The image loading screen<text:tab/>12</text:a></text:p>
          <text:p text:style-name="P56"><text:a xlink:type="simple" xlink:href="#Figure!8%7Csequence" text:style-name="Index_20_Link" text:visited-style-name="Index_20_Link">Figure 7: Streaming the rooftop fight from The Matrix<text:tab/>13</text:a></text:p>
          <text:p text:style-name="P56"><text:a xlink:type="simple" xlink:href="#Figure!6%7Csequence" text:style-name="Index_20_Link" text:visited-style-name="Index_20_Link">Figure 8: The toot composition screen, showing a reply<text:tab/>14</text:a></text:p>
          <text:p text:style-name="P56"><text:a xlink:type="simple" xlink:href="#Figure!7%7Csequence" text:style-name="Index_20_Link" text:visited-style-name="Index_20_Link"><text:soft-page-break/>Figure 9: The image selection UI<text:tab/>15</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2171_4187967587"/>Index of Tables<text:bookmark-end text:name="__RefHeading___Toc2171_4187967587"/></text:h>
          </text:index-title>
          <text:p text:style-name="P2">Table 1: Serial ports by Apple II type<text:tab/>4</text:p>
          <text:p text:style-name="P2">Table 2: Possible serial communication errors<text:tab/>4</text:p>
          <text:p text:style-name="P2">Table 3: Actions opening new lists<text:tab/>7</text:p>
          <text:p text:style-name="P2">Table 4: Contextual toot actions<text:tab/>7</text:p>
          <text:p text:style-name="P2">Table 5: Contextual profile actions<text:tab/>9</text:p>
          <text:p text:style-name="P2">Table 6: Image viewer commands<text:tab/>9</text:p>
          <text:p text:style-name="P2">Table 7: Toot composition commands<text:tab/>10</text:p>
          <text:p text:style-name="P2">Table 8: Replacement characters for international Apple II computers<text:tab/>12</text:p>
        </text:index-body>
      </text:table-index>
      <text:h text:style-name="P96" text:outline-level="1" text:is-list-header="true"/>
      <text:h text:style-name="P97" text:outline-level="1"><text:bookmark-start text:name="__RefHeading___Toc6618_899895566"/>Introduction<text:bookmark-end text:name="__RefHeading___Toc6618_899895566"/></text:h>
      <text:p text:style-name="P48">The Mastodon for Apple II project started during the long winter nights <text:span text:style-name="T44">of 2023 </text:span><text:span text:style-name="T40">as an experimentation. My goal was to figure out if I could get my Apple //c “online”, how, and learn things in the process.</text:span></text:p>
      <text:p text:style-name="P49">Mastodon seemed like a good <text:span text:style-name="T46">playground for this,</text:span> as the Fediverse started <text:span text:style-name="T41">to thrive following the mess </text:span><text:span text:style-name="T46">that </text:span><text:span text:style-name="T41">Twitter became around the same time.</text:span></text:p>
      <text:p text:style-name="P50">Mastodon for Apple II started its existence <text:span text:style-name="T50">as </text:span>a simple program, <text:span text:style-name="T43">barely </text:span>capable of displaying a list of toots, and gradually got more features, up to the point where some naive decisions stopped me from adding anything – every new thing <text:span text:style-name="T50">I </text:span>added made me hit one limit or another: not enough RAM, not enough space on the floppy disk<text:span text:style-name="T42">, not enough screen real estate</text:span>, <text:span text:style-name="T42">slow performance, etc.</text:span></text:p>
      <text:p text:style-name="P52">As I had hoped, hitting these limits pushed me towards learning things I only dreamt of learning as a kid experimenting with AppleSoft BASIC, and Mastodon for Apple II gradually became an almost full-featured client for Mastodon, adding features and reducing footprint at the same time. <text:span text:style-name="T45">It allowed me to </text:span><text:span text:style-name="T47">look under the hood, </text:span><text:span text:style-name="T45">develop debugging tools, learn 6502 assembly, participate in a cross-compiler’s development, and re-discover the joy of achieving difficult things on a computer.</text:span></text:p>
      <text:p text:style-name="P51"><text:span text:style-name="T45">Mastodon for Apple II</text:span> is now a viable, albeit less comfortable, way of browsing Mastodon, and a good showcase of what can be done with the serial-to-network proxy that I <text:span text:style-name="T51">wrote</text:span> during this project. The proxy provides a framework for simple network transfers and is protocol-agnostic. It has no knowledge of anything Mastodon-related and can be reused for other projects, <text:span text:style-name="T48">and, probably, other 8-bit computers.</text:span></text:p>
      <text:p text:style-name="P53">This user guide is written to give the curious reader a sense of what can be done today with an Apple II - a machine built forty years ago! - and maybe give them the motivation to go through the initial setup <text:span text:style-name="T49">and</text:span> give this a real test, and marvel at the 280x192 green-and-black images that once were state of the art.</text:p>
      <text:p text:style-name="P54">It may also be a way for me to declare this project complete and put an end to the hundreds of late-night hours, but I would not bet on it – maybe a GS/OS GUI version would be fun to do?</text:p>
      <text:h text:style-name="P98" text:outline-level="1"><text:bookmark-start text:name="__RefHeading___Toc193_899895566"/>Startup and initial configuration<text:bookmark-end text:name="__RefHeading___Toc193_899895566"/></text:h>
      <text:h text:style-name="Heading_20_2" text:outline-level="2"><text:bookmark-start text:name="__RefHeading___Toc195_899895566"/>Serial communications setup<text:bookmark-end text:name="__RefHeading___Toc195_899895566"/></text:h>
      <text:p text:style-name="P3"/>
      <text:p text:style-name="P3">When starting, Mastodon will expect the serial communication to be setup with the proxy and will test it before proceeding. If your serial setup is different than the default one, you will be met with a Timeout failure and the possibility to reconfigure the client. </text:p>
      <text:p text:style-name="P3"/>
      <text:p text:style-name="P4"><draw:frame draw:style-name="fr1" draw:name="Frame1" text:anchor-type="char" svg:width="5.8335in" draw:z-index="0"><draw:text-box fo:min-height="4in"><text:p text:style-name="Figure"><draw:frame draw:style-name="fr2" draw:name="Image1" text:anchor-type="paragraph" svg:width="5.8335in" style:rel-width="100%" svg:height="4in" style:rel-height="scale" draw:z-index="1"><draw:image xlink:href="Pictures/10000001000002300000018083BE6CD9D8A6BA18.png" xlink:type="simple" xlink:show="embed" xlink:actuate="onLoad" draw:mime-type="image/png"/></draw:frame>Figure <text:sequence text:ref-name="refFigure0" text:name="Figure" text:formula="ooow:Figure+1" style:num-format="1">1</text:sequence>: Serial connection failure screen</text:p></draw:text-box></draw:frame></text:p>
      <text:p text:style-name="P4"><text:span text:style-name="T10">I</text:span>n this case, press the C key. Choose the serial port your cable is attached to using the left and right arrows, then use the Down arrow to configure the serial baudrate with the Left and Right arrows.</text:p>
      <text:p text:style-name="P3"/>
      <text:p text:style-name="P3"><draw:frame draw:style-name="fr1" draw:name="Frame2" text:anchor-type="char" svg:width="5.7398in" draw:z-index="2"><draw:text-box fo:min-height="1.6457in"><text:p text:style-name="Figure"><draw:frame draw:style-name="fr2" draw:name="Image2" text:anchor-type="paragraph" svg:width="5.7398in" style:rel-width="100%" svg:height="1.6457in" style:rel-height="scale" draw:z-index="3"><draw:image xlink:href="Pictures/10000001000002270000009EF190C6E3FE05FAB9.png" xlink:type="simple" xlink:show="embed" xlink:actuate="onLoad" draw:mime-type="image/png"/></draw:frame>Figure <text:sequence text:ref-name="refFigure1" text:name="Figure" text:formula="ooow:Figure+1" style:num-format="1">2</text:sequence>: Serial connection settings screen</text:p></draw:text-box></draw:frame></text:p>
      <text:p text:style-name="P3"><text:soft-page-break/>Note: by default, the proxy is set up at 1<text:span text:style-name="T66">15</text:span>200bps.</text:p>
      <text:p text:style-name="P39">The serial slot to use differs with different iterations of the Apple II computer :</text:p>
      <text:p text:style-name="P39"/>
      <table:table table:name="Table1" table:style-name="Table1" table:template-name="Horizontal lines">
        <table:table-column table:style-name="Table1.A"/>
        <table:table-column table:style-name="Table1.B"/>
        <table:table-header-rows>
          <table:table-row>
            <table:table-cell table:style-name="Table1.A1" office:value-type="string">
              <text:p text:style-name="P76">Apple II type</text:p>
            </table:table-cell>
            <table:table-cell table:style-name="Table1.A1" office:value-type="string">
              <text:p text:style-name="P76">Serial ports</text:p>
            </table:table-cell>
          </table:table-row>
        </table:table-header-rows>
        <table:table-row>
          <table:table-cell table:style-name="Table1.A1" office:value-type="string">
            <text:p text:style-name="P64">Apple //c and //c+</text:p>
          </table:table-cell>
          <table:table-cell table:style-name="Table1.A1" office:value-type="string">
            <text:p text:style-name="P64">Slot 1: Printer port</text:p>
            <text:p text:style-name="P64">Slot 2: Modem port</text:p>
          </table:table-cell>
        </table:table-row>
        <table:table-row>
          <table:table-cell table:style-name="Table1.A1" office:value-type="string">
            <text:p text:style-name="P64">Apple IIe</text:p>
          </table:table-cell>
          <table:table-cell table:style-name="Table1.A1" office:value-type="string">
            <text:p text:style-name="P64">Physical <text:span text:style-name="T15">installation slot</text:span> of the Super Serial Card</text:p>
          </table:table-cell>
        </table:table-row>
        <table:table-row table:style-name="Table1.4">
          <table:table-cell table:style-name="Table1.A1" office:value-type="string">
            <text:p text:style-name="P64">Apple IIgs</text:p>
          </table:table-cell>
          <table:table-cell table:style-name="Table1.A1" office:value-type="string">
            <text:p text:style-name="P64">Channel A: Printer</text:p>
            <text:p text:style-name="P64">Channel B: Modem</text:p>
          </table:table-cell>
        </table:table-row>
      </table:table>
      <text:p text:style-name="Table">Table <text:sequence text:ref-name="refTable0" text:name="Table" text:formula="ooow:Table+1" style:num-format="1">1</text:sequence>: Serial ports by Apple II type</text:p>
      <text:p text:style-name="Table">The client will try to explain precisely what is not working to help fixing the problem:</text:p>
      <table:table table:name="Table8" table:style-name="Table8" table:template-name="Horizontal lines">
        <table:table-column table:style-name="Table8.A"/>
        <table:table-column table:style-name="Table8.B"/>
        <table:table-header-rows>
          <table:table-row>
            <table:table-cell table:style-name="Table8.A1" office:value-type="string">
              <text:p text:style-name="P84">Error description</text:p>
            </table:table-cell>
            <table:table-cell table:style-name="Table8.A1" office:value-type="string">
              <text:p text:style-name="P84">Possible cause<text:span text:style-name="T64">s</text:span></text:p>
            </table:table-cell>
          </table:table-row>
        </table:table-header-rows>
        <table:table-row table:style-name="Table8.2">
          <table:table-cell table:style-name="Table8.A1" office:value-type="string">
            <text:p text:style-name="P75">Timeout</text:p>
          </table:table-cell>
          <table:table-cell table:style-name="Table8.A1" office:value-type="string">
            <text:p text:style-name="P75">Cable not connected; cable in the wrong port; wrong baudrate setting; <text:span text:style-name="T64">i</text:span><text:span text:style-name="T63">nterrupts disabled on the SSC card (DIP switch SW2-6)</text:span></text:p>
          </table:table-cell>
        </table:table-row>
        <table:table-row>
          <table:table-cell table:style-name="Table8.A1" office:value-type="string">
            <text:p text:style-name="P75">Can not open serial port</text:p>
          </table:table-cell>
          <table:table-cell table:style-name="Table8.A1" office:value-type="string">
            <text:p text:style-name="P75">The card in the selected slot is not a Super Serial Card.</text:p>
          </table:table-cell>
        </table:table-row>
        <table:table-row>
          <table:table-cell table:style-name="Table8.A1" office:value-type="string">
            <text:p text:style-name="P75">Wrong protocol version</text:p>
          </table:table-cell>
          <table:table-cell table:style-name="Table8.A1" office:value-type="string">
            <text:p text:style-name="P75">The proxy and the client run different versions of the wire protocol. Either upgrade or downgrade both to the same release.</text:p>
          </table:table-cell>
        </table:table-row>
        <table:table-row>
          <table:table-cell table:style-name="Table8.A1" office:value-type="string">
            <text:p text:style-name="P75">Unknown error</text:p>
          </table:table-cell>
          <table:table-cell table:style-name="Table8.A1" office:value-type="string">
            <text:p text:style-name="P75">Something unexpected. Try rebooting the proxy and the Apple II.</text:p>
          </table:table-cell>
        </table:table-row>
      </table:table>
      <text:p text:style-name="Table">Table <text:sequence text:ref-name="refTable1" text:name="Table" text:formula="ooow:Table+1" style:num-format="1">2</text:sequence>: Possible serial communication errors</text:p>
      <text:h text:style-name="Heading_20_2" text:outline-level="2"><text:bookmark-start text:name="__RefHeading___Toc197_899895566"/>Logging in to your Mastodon account<text:bookmark-end text:name="__RefHeading___Toc197_899895566"/></text:h>
      <text:p text:style-name="P9">If no configuration pre-exists on the floppy disk, Mastodon will ask you for your login details the first time it is launched. It will ask you for your instance URL, your login (your email address, generally), your password and, if necessary, the OTP code from your two factor authentication application.</text:p>
      <text:p text:style-name="P9"/>
      <text:p text:style-name="P42">Note: your instance URL must start with the protocol (https:// <text:span text:style-name="T65">generally).</text:span></text:p>
      <text:p text:style-name="P42"/>
      <text:p text:style-name="P41">Important note for Apple ][+ <text:span text:style-name="T59">users: This computer can not do lowercase. This means your password needs to be typable without lowercase characters.</text:span></text:p>
      <text:p text:style-name="P9"/>
      <text:p text:style-name="P40">Logging in on Mastodon is done via HTML forms. Consequently, it is possible that a future release of Mastodon changes specific parts of the login pages <text:soft-page-break/>layouts, <text:span text:style-name="T39">making it impossible for </text:span>Mastodon for Apple II to log you in correctly. If this happens, check for an update of the client.</text:p>
      <text:p text:style-name="P40"/>
      <text:p text:style-name="P11"><text:span text:style-name="T11">N</text:span>ote: If you mistype your password or your OTP code, Mastodon will ask for them again. If you mistype your login or instance URL, on the other hand, reset your Apple II to re-enter these informations, using the Ctrl + Open-Apple + Reset key combination.</text:p>
      <text:p text:style-name="P10"><draw:frame draw:style-name="fr1" draw:name="Frame3" text:anchor-type="char" svg:width="5.7291in" draw:z-index="4"><draw:text-box fo:min-height="3.8126in"><text:p text:style-name="Figure"><draw:frame draw:style-name="fr2" draw:name="Image3" text:anchor-type="paragraph" svg:width="5.7291in" style:rel-width="100%" svg:height="3.8126in" style:rel-height="scale" draw:z-index="5"><draw:image xlink:href="Pictures/10000001000002260000016E1AD2510382ADAF3F.png" xlink:type="simple" xlink:show="embed" xlink:actuate="onLoad" draw:mime-type="image/png"/></draw:frame>Figure <text:sequence text:ref-name="refFigure2" text:name="Figure" text:formula="ooow:Figure+1" style:num-format="1">3</text:sequence>: The login screen</text:p></draw:text-box></draw:frame></text:p>
      <text:p text:style-name="P9">Note for non-english users: if your Apple II has an international keyboard, chances are that the ‘@’ character is not typable. <text:span text:style-name="T1">This is because the character map is quite limited on the Apple II, and characters deemed not very useful in a language are replaced by other, more important characters. Mastodon informs you of this just before asking for your login, and indicates which character to substitute ‘@’ with. On a french Apple II, this will be ‘à’.</text:span></text:p>
      <text:p text:style-name="P12">For the same reason, the ‘@’ and ‘#’ characters will be substituted in the main interface. You can use better alternative characters for those by configuring Mastodon – see <text:a xlink:type="simple" xlink:href="#3.9.Configuration|outline" text:style-name="Internet_20_link" text:visited-style-name="Visited_20_Internet_20_Link"><text:span text:style-name="T58">Configuration</text:span></text:a>.</text:p>
      <text:h text:style-name="Heading_20_1" text:outline-level="1" text:is-list-header="true"/>
      <text:h text:style-name="P99" text:outline-level="1"><text:bookmark-start text:name="__RefHeading___Toc199_899895566"/>Using Mastodon for Apple II<text:bookmark-end text:name="__RefHeading___Toc199_899895566"/></text:h>
      <text:h text:style-name="Heading_20_2" text:outline-level="2"><text:bookmark-start text:name="__RefHeading___Toc201_899895566"/>The main interface<text:bookmark-end text:name="__RefHeading___Toc201_899895566"/></text:h>
      <text:p text:style-name="P7"/>
      <text:p text:style-name="P13"><draw:frame draw:style-name="fr1" draw:name="Frame4" text:anchor-type="char" svg:width="5.7917in" draw:z-index="6"><draw:text-box fo:min-height="3.9583in"><text:p text:style-name="Figure"><draw:frame draw:style-name="fr2" draw:name="Image4" text:anchor-type="paragraph" svg:width="5.7917in" style:rel-width="100%" svg:height="3.9583in" style:rel-height="scale" draw:z-index="7"><draw:image xlink:href="Pictures/100000010000022A0000017C7421EF1A6BAC21D3.png" xlink:type="simple" xlink:show="embed" xlink:actuate="onLoad" draw:mime-type="image/png"/></draw:frame>Figure <text:sequence text:ref-name="refFigure3" text:name="Figure" text:formula="ooow:Figure+1" style:num-format="1">4</text:sequence>: The main interface, showing the home timeline</text:p></draw:text-box></draw:frame></text:p>
      <text:p text:style-name="P13">The main interface is split in two vertical panes <text:span text:style-name="T60">on Enhanced Apple IIs (//c, //c+, IIe enhanced, IIe Platinum and IIgs)</text:span>. <text:span text:style-name="T27">T</text:span>he left pa<text:span text:style-name="T26">n</text:span>e <text:span text:style-name="T27">lists </text:span>the available commands. They will depend on the context, although some are always present. <text:span text:style-name="T27">T</text:span>he right pane <text:span text:style-name="T28">displays</text:span> the content you are currently viewing. When starting Mastodon, you will see the last toots of your Home Timeline.</text:p>
      <text:p text:style-name="P13"/>
      <text:p text:style-name="P32">On older Apple IIe without a 80-column card and on Apple ][+, the menu is hidden, and can be displayed using <text:span text:style-name="T61">Ctrl-Y</text:span>. <text:span text:style-name="T62">The commands are also usable while the menu is hidden.</text:span></text:p>
      <text:h text:style-name="Heading_20_2" text:outline-level="2"><text:bookmark-start text:name="__RefHeading___Toc203_899895566"/>Navigating in the Mastodon client<text:bookmark-end text:name="__RefHeading___Toc203_899895566"/></text:h>
      <text:p text:style-name="P13">The Home timeline is the first list you will see, but it is not the only one. Each time you navigate in Mastodon, a new list will open, or you will close the current list to go back to the previous one. An exception to this is when you want to refresh the current list: <text:span text:style-name="T2">the refreshed list will replace the current list.</text:span></text:p>
      <text:p text:style-name="P13"/>
      <text:p text:style-name="P14"><text:soft-page-break/>The following actions will open <text:span text:style-name="T34">or refresh </text:span>a list:</text:p>
      <text:p text:style-name="P14"/>
      <table:table table:name="Table2" table:style-name="Table2" table:template-name="Horizontal lines">
        <table:table-column table:style-name="Table2.A"/>
        <table:table-column table:style-name="Table2.B"/>
        <table:table-header-rows>
          <table:table-row>
            <table:table-cell table:style-name="Table2.A1" office:value-type="string">
              <text:p text:style-name="P77">Key</text:p>
            </table:table-cell>
            <table:table-cell table:style-name="Table2.A1" office:value-type="string">
              <text:p text:style-name="P78">Action</text:p>
            </table:table-cell>
          </table:table-row>
        </table:table-header-rows>
        <table:table-row table:style-name="Table2.2">
          <table:table-cell table:style-name="Table2.A1" office:value-type="string">
            <text:p text:style-name="P65">H</text:p>
          </table:table-cell>
          <table:table-cell table:style-name="Table2.A1" office:value-type="string">
            <text:p text:style-name="P59"><text:span text:style-name="T29">L</text:span>oads the Home Timeline</text:p>
          </table:table-cell>
        </table:table-row>
        <table:table-row>
          <table:table-cell table:style-name="Table2.A1" office:value-type="string">
            <text:p text:style-name="P65">L</text:p>
          </table:table-cell>
          <table:table-cell table:style-name="Table2.A1" office:value-type="string">
            <text:p text:style-name="P59"><text:span text:style-name="T29">L</text:span>oads the Local Timeline</text:p>
          </table:table-cell>
        </table:table-row>
        <table:table-row>
          <table:table-cell table:style-name="Table2.A1" office:value-type="string">
            <text:p text:style-name="P65">G</text:p>
          </table:table-cell>
          <table:table-cell table:style-name="Table2.A1" office:value-type="string">
            <text:p text:style-name="P59"><text:span text:style-name="T29">L</text:span>oads the Global Timeline</text:p>
          </table:table-cell>
        </table:table-row>
        <table:table-row>
          <table:table-cell table:style-name="Table2.A1" office:value-type="string">
            <text:p text:style-name="P65">N</text:p>
          </table:table-cell>
          <table:table-cell table:style-name="Table2.A1" office:value-type="string">
            <text:p text:style-name="P59"><text:span text:style-name="T29">L</text:span>oads your notifications</text:p>
          </table:table-cell>
        </table:table-row>
        <table:table-row>
          <table:table-cell table:style-name="Table2.A1" office:value-type="string">
            <text:p text:style-name="P65">K</text:p>
          </table:table-cell>
          <table:table-cell table:style-name="Table2.A1" office:value-type="string">
            <text:p text:style-name="P59"><text:span text:style-name="T29">L</text:span>oads your last ten bookmarks</text:p>
          </table:table-cell>
        </table:table-row>
        <table:table-row>
          <table:table-cell table:style-name="Table2.A1" office:value-type="string">
            <text:p text:style-name="P65">S</text:p>
          </table:table-cell>
          <table:table-cell table:style-name="Table2.A1" office:value-type="string">
            <text:p text:style-name="P59">Loads your search’s results (after filling in your query<text:span text:style-name="T9">)</text:span></text:p>
          </table:table-cell>
        </table:table-row>
        <table:table-row>
          <table:table-cell table:style-name="Table2.A1" office:value-type="string">
            <text:p text:style-name="P65">P</text:p>
          </table:table-cell>
          <table:table-cell table:style-name="Table2.A1" office:value-type="string">
            <text:p text:style-name="P59">Open a profile</text:p>
          </table:table-cell>
        </table:table-row>
        <table:table-row>
          <table:table-cell table:style-name="Table2.A1" office:value-type="string">
            <text:p text:style-name="P65">Enter</text:p>
          </table:table-cell>
          <table:table-cell table:style-name="Table2.A1" office:value-type="string">
            <text:p text:style-name="P59">Open a toot and its replies</text:p>
          </table:table-cell>
        </table:table-row>
      </table:table>
      <text:p text:style-name="Table">Table <text:sequence text:ref-name="refTable2" text:name="Table" text:formula="ooow:Table+1" style:num-format="1">3</text:sequence>: Actions opening new lists</text:p>
      <text:p text:style-name="P14"/>
      <text:p text:style-name="P14">To go back to the previous list, use the Escape key.</text:p>
      <text:p text:style-name="P14"/>
      <text:p text:style-name="P13">You can scroll through the <text:span text:style-name="T3">current </text:span>list with the Up and Down arrows. </text:p>
      <text:p text:style-name="P13"/>
      <text:p text:style-name="P15">Note: When entering a list, minimal metadata is being kept in memory to allow <text:span text:style-name="T30">returning</text:span> <text:span text:style-name="T35">to</text:span> the point you were <text:span text:style-name="T35">at</text:span>. This means that opening too many lists will <text:span text:style-name="T36">end up depleting</text:span> the available memory, and bugs may happen if memory allocation fails unchecked. There is a free memory counter at the bottom-left part of the screen to help keep track of that.</text:p>
      <text:h text:style-name="Heading_20_2" text:outline-level="2"><text:bookmark-start text:name="__RefHeading___Toc205_899895566"/>Contextual actions<text:bookmark-end text:name="__RefHeading___Toc205_899895566"/></text:h>
      <text:p text:style-name="P14">You can interact with toots in multiple ways: Favourite, Boost, etc. These actions are listed in the Toot and Author section of the left interface pane. </text:p>
      <text:p text:style-name="P14">They will apply to the “active toot”, which is the first one displayed. In other words, to favourite or reply to a toot, bring it to the top of your screen, then hit the ‘F’ or ‘R’ key. </text:p>
      <text:p text:style-name="P14"/>
      <text:p text:style-name="P14">The following actions are possible on a toot:</text:p>
      <table:table table:name="Table3" table:style-name="Table3" table:template-name="Horizontal lines">
        <table:table-column table:style-name="Table3.A"/>
        <table:table-column table:style-name="Table3.B"/>
        <table:table-row table:style-name="Table3.1">
          <table:table-cell table:style-name="Table3.A1" office:value-type="string">
            <text:p text:style-name="P79">Key</text:p>
          </table:table-cell>
          <table:table-cell table:style-name="Table3.A1" office:value-type="string">
            <text:p text:style-name="P79">Action</text:p>
          </table:table-cell>
        </table:table-row>
        <table:table-row table:style-name="Table3.2">
          <table:table-cell table:style-name="Table3.A1" office:value-type="string">
            <text:p text:style-name="P66">R</text:p>
          </table:table-cell>
          <table:table-cell table:style-name="Table3.A1" office:value-type="string">
            <text:p text:style-name="P66">Reply</text:p>
          </table:table-cell>
        </table:table-row>
        <table:table-row table:style-name="Table3.1">
          <table:table-cell table:style-name="Table3.A1" office:value-type="string">
            <text:p text:style-name="P66">I</text:p>
          </table:table-cell>
          <table:table-cell table:style-name="Table3.A1" office:value-type="string">
            <text:p text:style-name="P66">View images</text:p>
          </table:table-cell>
        </table:table-row>
        <table:table-row table:style-name="Table3.1">
          <table:table-cell table:style-name="Table3.A1" office:value-type="string">
            <text:p text:style-name="P66">F</text:p>
          </table:table-cell>
          <table:table-cell table:style-name="Table3.A1" office:value-type="string">
            <text:p text:style-name="P60">(Un)Favourite</text:p>
          </table:table-cell>
        </table:table-row>
        <table:table-row table:style-name="Table3.1">
          <table:table-cell table:style-name="Table3.A1" office:value-type="string">
            <text:p text:style-name="P66">B</text:p>
          </table:table-cell>
          <table:table-cell table:style-name="Table3.A1" office:value-type="string">
            <text:p text:style-name="P60">(Un)Boost</text:p>
          </table:table-cell>
        </table:table-row>
        <table:table-row table:style-name="Table3.1">
          <table:table-cell table:style-name="Table3.A1" office:value-type="string">
            <text:p text:style-name="P66">M</text:p>
          </table:table-cell>
          <table:table-cell table:style-name="Table3.A1" office:value-type="string">
            <text:p text:style-name="P60">(Un)Bookmark</text:p>
          </table:table-cell>
        </table:table-row>
        <text:soft-page-break/>
        <table:table-row table:style-name="Table3.1">
          <table:table-cell table:style-name="Table3.A1" office:value-type="string">
            <text:p text:style-name="P66">E</text:p>
          </table:table-cell>
          <table:table-cell table:style-name="Table3.A1" office:value-type="string">
            <text:p text:style-name="P60">Edit (on your own toots only)</text:p>
          </table:table-cell>
        </table:table-row>
        <table:table-row table:style-name="Table3.1">
          <table:table-cell table:style-name="Table3.A1" office:value-type="string">
            <text:p text:style-name="P66">D</text:p>
          </table:table-cell>
          <table:table-cell table:style-name="Table3.A1" office:value-type="string">
            <text:p text:style-name="P60">Delete (on your own toots only)</text:p>
          </table:table-cell>
        </table:table-row>
        <table:table-row table:style-name="Table3.1">
          <table:table-cell table:style-name="Table3.A1" office:value-type="string">
            <text:p text:style-name="P66">P</text:p>
          </table:table-cell>
          <table:table-cell table:style-name="Table3.A1" office:value-type="string">
            <text:p text:style-name="P60">Open the toot’s author profile</text:p>
          </table:table-cell>
        </table:table-row>
        <table:table-row table:style-name="Table3.2">
          <table:table-cell table:style-name="Table3.A1" office:value-type="string">
            <text:p text:style-name="P66">W</text:p>
          </table:table-cell>
          <table:table-cell table:style-name="Table3.A1" office:value-type="string">
            <text:p text:style-name="P71">Toggle displaying sensitive toots (off by default)</text:p>
          </table:table-cell>
        </table:table-row>
        <table:table-row table:style-name="Table3.1">
          <table:table-cell table:style-name="Table3.A1" office:value-type="string">
            <text:p text:style-name="P73">V</text:p>
          </table:table-cell>
          <table:table-cell table:style-name="Table3.A1" office:value-type="string">
            <text:p text:style-name="P72">Vote on a poll</text:p>
          </table:table-cell>
        </table:table-row>
      </table:table>
      <text:p text:style-name="Table">Table <text:sequence text:ref-name="refTable3" text:name="Table" text:formula="ooow:Table+1" style:num-format="1">4</text:sequence>: Contextual toot actions</text:p>
      <text:p text:style-name="P14"/>
      <text:p text:style-name="P18">The left menu will update accordingly to only display what is possible with the current active toot.</text:p>
      <text:p text:style-name="P18"/>
      <text:p text:style-name="P18">Note: the current state of your interaction(s) with a toot will be shown in its statistics line, by displaying a star next to the boost and/or favourite count if you boosted or favourited that toot.</text:p>
      <text:p text:style-name="P18"/>
      <text:h text:style-name="Heading_20_2" text:outline-level="2"><text:bookmark-start text:name="__RefHeading___Toc1210_1867555901"/>Voting<text:bookmark-end text:name="__RefHeading___Toc1210_1867555901"/></text:h>
      <text:p text:style-name="P34">To vote on a poll, hit V, then select your choice with 1-4 and hit Enter to validate your vote (or Escape to cancel).</text:p>
      <text:h text:style-name="Heading_20_2" text:outline-level="2"><text:bookmark-start text:name="__RefHeading___Toc207_899895566"/>Search<text:span text:style-name="T7">ing</text:span><text:bookmark-end text:name="__RefHeading___Toc207_899895566"/></text:h>
      <text:p text:style-name="P18">To search for messages or a person, press ‘S’. Input your query and validate with Enter, or cancel the search with Escape. You can toggle the search to “messages” or “account” by using the Open-Apple + M, or Open-Apple + A key combinations.</text:p>
      <text:p text:style-name="P18"/>
      <text:p text:style-name="P18">Note: the Account search will directly open the best-matching account returned by the search. Messages search will open a list of matching messages. As usual, you can leave both of those with the Escape key.</text:p>
      <text:h text:style-name="Heading_20_2" text:outline-level="2"><text:bookmark-start text:name="__RefHeading___Toc209_899895566"/>The Profile view<text:bookmark-end text:name="__RefHeading___Toc209_899895566"/></text:h>
      <text:p text:style-name="P19">The profile view is a special list, starting with the person’s bio and other information about them, then displaying the list of their toots and boosts. In the Profile view, the left contextual menu will be different when the active item is the person’s bio instead of a toot. </text:p>
      <text:p text:style-name="P19">From th<text:span text:style-name="T16">is view</text:span>, you will be able to <text:span text:style-name="T16">perform a few actions:</text:span></text:p>
      <text:p text:style-name="P19"/>
      <table:table table:name="Table9" table:style-name="Table9" table:template-name="Horizontal lines">
        <table:table-column table:style-name="Table9.A"/>
        <table:table-column table:style-name="Table9.B"/>
        <table:table-header-rows>
          <table:table-row table:style-name="Table9.1">
            <table:table-cell table:style-name="Table9.A1" office:value-type="string">
              <text:p text:style-name="P83">Key</text:p>
            </table:table-cell>
            <table:table-cell table:style-name="Table9.A1" office:value-type="string">
              <text:p text:style-name="P83">Action</text:p>
            </table:table-cell>
          </table:table-row>
        </table:table-header-rows>
        <table:table-row table:style-name="Table9.1">
          <table:table-cell table:style-name="Table9.A1" office:value-type="string">
            <text:p text:style-name="P70">I</text:p>
          </table:table-cell>
          <table:table-cell table:style-name="Table9.A1" office:value-type="string">
            <text:p text:style-name="P61">View the person’s profile and header images</text:p>
          </table:table-cell>
        </table:table-row>
        <table:table-row table:style-name="Table9.3">
          <table:table-cell table:style-name="Table9.A1" office:value-type="string">
            <text:p text:style-name="P70">F</text:p>
          </table:table-cell>
          <table:table-cell table:style-name="Table9.A1" office:value-type="string">
            <text:p text:style-name="P61">(Un)follow the person</text:p>
          </table:table-cell>
        </table:table-row>
        <table:table-row table:style-name="Table9.1">
          <table:table-cell table:style-name="Table9.A1" office:value-type="string">
            <text:p text:style-name="P70">B</text:p>
          </table:table-cell>
          <table:table-cell table:style-name="Table9.A1" office:value-type="string">
            <text:p text:style-name="P61">(Un)block the person</text:p>
          </table:table-cell>
        </table:table-row>
        <text:soft-page-break/>
        <table:table-row table:style-name="Table9.1">
          <table:table-cell table:style-name="Table9.A1" office:value-type="string">
            <text:p text:style-name="P70">M</text:p>
          </table:table-cell>
          <table:table-cell table:style-name="Table9.A1" office:value-type="string">
            <text:p text:style-name="P61">(Un)mute the person</text:p>
          </table:table-cell>
        </table:table-row>
      </table:table>
      <text:p text:style-name="P87">Table <text:sequence text:ref-name="refTable4" text:name="Table" text:formula="ooow:Table+1" style:num-format="1">5</text:sequence>: Contextual profile actions</text:p>
      <text:p text:style-name="P19"/>
      <text:p text:style-name="P19">Note: Muting a person makes you unfollow them. This happens server-side.</text:p>
      <text:p text:style-name="P8"><draw:frame draw:style-name="fr1" draw:name="Frame5" text:anchor-type="char" svg:width="5.7811in" draw:z-index="8"><draw:text-box fo:min-height="3.9583in"><text:p text:style-name="Figure"><draw:frame draw:style-name="fr2" draw:name="Image5" text:anchor-type="paragraph" svg:width="5.7811in" style:rel-width="100%" svg:height="3.9583in" style:rel-height="scale" draw:z-index="9"><draw:image xlink:href="Pictures/100000010000022B0000017C607EE9360C81A374.png" xlink:type="simple" xlink:show="embed" xlink:actuate="onLoad" draw:mime-type="image/png"/></draw:frame>Figure <text:sequence text:ref-name="refFigure4" text:name="Figure" text:formula="ooow:Figure+1" style:num-format="1">5</text:sequence>: The profile view (boost has been blanked out for seriousness)</text:p></draw:text-box></draw:frame></text:p>
      <text:h text:style-name="Heading_20_2" text:outline-level="2"><text:bookmark-start text:name="__RefHeading___Toc211_899895566"/>Viewing images<text:bookmark-end text:name="__RefHeading___Toc211_899895566"/></text:h>
      <text:p text:style-name="P18">Whether the images you want to view are profile images or a toot’s images, the interface to view them is the same. <text:span text:style-name="T3">Hitting the ‘I’ key will open the image viewer.</text:span></text:p>
      <text:p text:style-name="P18"/>
      <text:p text:style-name="P16"><text:span text:style-name="T69">Before</text:span> loading of the first image, you will see the available commands:</text:p>
      <text:p text:style-name="P16"/>
      <table:table table:name="Table5" table:style-name="Table5" table:template-name="Horizontal separators">
        <table:table-column table:style-name="Table5.A"/>
        <table:table-column table:style-name="Table5.B"/>
        <table:table-row table:style-name="Table5.1">
          <table:table-cell table:style-name="Table5.A1" office:value-type="string">
            <text:p text:style-name="P80">Key</text:p>
          </table:table-cell>
          <table:table-cell table:style-name="Table5.A1" office:value-type="string">
            <text:p text:style-name="P80">Action</text:p>
          </table:table-cell>
        </table:table-row>
        <table:table-row table:style-name="Table5.2">
          <table:table-cell table:style-name="Table5.A1" office:value-type="string">
            <text:p text:style-name="P67">Escape</text:p>
          </table:table-cell>
          <table:table-cell table:style-name="Table5.A1" office:value-type="string">
            <text:p text:style-name="P67">Quit image viewer and return to navigation</text:p>
          </table:table-cell>
        </table:table-row>
        <table:table-row table:style-name="Table5.2">
          <table:table-cell table:style-name="Table5.A1" office:value-type="string">
            <text:p text:style-name="P67">L</text:p>
          </table:table-cell>
          <table:table-cell table:style-name="Table5.A1" office:value-type="string">
            <text:p text:style-name="P67">Toggle image / legend</text:p>
          </table:table-cell>
        </table:table-row>
        <table:table-row table:style-name="Table5.1">
          <table:table-cell table:style-name="Table5.A1" office:value-type="string">
            <text:p text:style-name="P69">S</text:p>
          </table:table-cell>
          <table:table-cell table:style-name="Table5.A1" office:value-type="string">
            <text:p text:style-name="P69">Save image to disk</text:p>
          </table:table-cell>
        </table:table-row>
        <table:table-row table:style-name="Table5.1">
          <table:table-cell table:style-name="Table5.A1" office:value-type="string">
            <text:p text:style-name="P67">Any other key</text:p>
          </table:table-cell>
          <table:table-cell table:style-name="Table5.A1" office:value-type="string">
            <text:p text:style-name="P67">Loop through the images</text:p>
          </table:table-cell>
        </table:table-row>
      </table:table>
      <text:p text:style-name="P87">Table <text:sequence text:ref-name="refTable5" text:name="Table" text:formula="ooow:Table+1" style:num-format="1">6</text:sequence>: Image viewer commands</text:p>
      <text:p text:style-name="P31"><text:soft-page-break/>To save an image, hit S, then provide a file name. You can either provide just a file, or a full path (/IMAGES/DOG for example) to save on another floppy.</text:p>
      <text:p text:style-name="P31"/>
      <text:p text:style-name="P23"><text:span text:style-name="T17">Warning</text:span>: There is <text:span text:style-name="T6">a</text:span> filter <text:span text:style-name="T6">for toots marked sensitive in the navigation UI, but no additional</text:span> confirmation before displaying <text:span text:style-name="T18">their </text:span>sensitive images. </text:p>
      <text:p text:style-name="P35"><draw:frame draw:style-name="fr1" draw:name="Frame6" text:anchor-type="char" svg:width="5.8335in" draw:z-index="10"><draw:text-box fo:min-height="3.9791in"><text:p text:style-name="Figure"><draw:frame draw:style-name="fr2" draw:name="Image6" text:anchor-type="paragraph" svg:width="5.8335in" style:rel-width="100%" svg:height="3.9791in" style:rel-height="scale" draw:z-index="11"><draw:image xlink:href="Pictures/100000010000022E0000017E0B5FF59F87E63C91.png" xlink:type="simple" xlink:show="embed" xlink:actuate="onLoad" draw:mime-type="image/png"/></draw:frame>Figure <text:sequence text:ref-name="refFigure5" text:name="Figure" text:formula="ooow:Figure+1" style:num-format="1">6</text:sequence>: <text:span text:style-name="T70">Viewing an image from the timeline</text:span></text:p></draw:text-box></draw:frame></text:p>
      <text:h text:style-name="P101" text:outline-level="2"><text:bookmark-start text:name="__RefHeading___Toc213_899895566"/>Viewing videos<text:bookmark-end text:name="__RefHeading___Toc213_899895566"/></text:h>
      <text:p text:style-name="P35">When opening a video media, the proxy will first have to transcode the video to a format more appropriate to the 1MHz 6502 CPU capabilities. During this time, a progress <text:span text:style-name="T72">indicator</text:span> will <text:span text:style-name="T72">help you</text:span> wait. </text:p>
      <text:p text:style-name="P36">Video playback requires a dual serial ports connection to the proxy. <text:span text:style-name="T74">If only one serial port is connected, you will still hear the video’s sound.</text:span></text:p>
      <text:p text:style-name="P36">Video playback with sound is not supported on the Apple IIgs.</text:p>
      <text:p text:style-name="P90"><draw:frame draw:style-name="fr1" draw:name="Frame9" text:anchor-type="char" svg:width="5.8228in" draw:z-index="16"><draw:text-box fo:min-height="4in"><text:p text:style-name="Figure"><draw:frame draw:style-name="fr2" draw:name="Image9" text:anchor-type="paragraph" svg:width="5.8228in" style:rel-width="100%" svg:height="4in" style:rel-height="scale" draw:z-index="17"><draw:image xlink:href="Pictures/100000010000022F00000180106622E0EE048803.png" xlink:type="simple" xlink:show="embed" xlink:actuate="onLoad" draw:mime-type="image/png"/></draw:frame>Figure <text:sequence text:ref-name="refFigure6" text:name="Figure" text:formula="ooow:Figure+1" style:num-format="1">7</text:sequence>: Streaming the rooftop fight from The Matrix</text:p></draw:text-box></draw:frame><text:soft-page-break/><text:span text:style-name="T52"/></text:p>
      <text:h text:style-name="P101" text:outline-level="2"><text:bookmark-start text:name="__RefHeading___Toc1212_1867555901"/>Writing, <text:span text:style-name="T3">editing</text:span> or replying to a toot<text:bookmark-end text:name="__RefHeading___Toc1212_1867555901"/></text:h>
      <text:p text:style-name="P15">The toot composition interface is quite simple and <text:span text:style-name="T30">also </text:span>consists of two vertical panes, with the left one listing the possible commands. A notable difference to the navigation interface is that in the composition interface, commands all are key combinations, as single key strokes are directed towards your toot in progress. </text:p>
      <text:p text:style-name="P15"/>
      <text:p text:style-name="P17">These commands are:</text:p>
      <text:p text:style-name="P17"/>
      <table:table table:name="Table6" table:style-name="Table6" table:template-name="Horizontal lines">
        <table:table-column table:style-name="Table6.A"/>
        <table:table-column table:style-name="Table6.B"/>
        <table:table-row table:style-name="Table6.1">
          <table:table-cell table:style-name="Table6.A1" office:value-type="string">
            <text:p text:style-name="P81">Key</text:p>
          </table:table-cell>
          <table:table-cell table:style-name="Table6.A1" office:value-type="string">
            <text:p text:style-name="P81">Action</text:p>
          </table:table-cell>
        </table:table-row>
        <table:table-row table:style-name="Table6.1">
          <table:table-cell table:style-name="Table6.A1" office:value-type="string">
            <text:p text:style-name="P62">Open-Apple + S</text:p>
          </table:table-cell>
          <table:table-cell table:style-name="Table6.A1" office:value-type="string">
            <text:p text:style-name="P62">Send the toot, and return to the navigation interface</text:p>
          </table:table-cell>
        </table:table-row>
        <table:table-row table:style-name="Table6.1">
          <table:table-cell table:style-name="Table6.A1" office:value-type="string">
            <text:p text:style-name="P62">Open-Apple + Escape</text:p>
          </table:table-cell>
          <table:table-cell table:style-name="Table6.A1" office:value-type="string">
            <text:p text:style-name="P62">Return to the navigation interf<text:span text:style-name="T4">ace without sending, nor saving, the toot in progress</text:span></text:p>
          </table:table-cell>
        </table:table-row>
        <table:table-row table:style-name="Table6.4">
          <table:table-cell table:style-name="Table6.A1" office:value-type="string">
            <text:p text:style-name="P63">Open-Apple + I</text:p>
          </table:table-cell>
          <table:table-cell table:style-name="Table6.A1" office:value-type="string">
            <text:p text:style-name="P63">Open the images attachment interface</text:p>
          </table:table-cell>
        </table:table-row>
        <table:table-row table:style-name="Table6.1">
          <table:table-cell table:style-name="Table6.A1" office:value-type="string">
            <text:p text:style-name="P74">Open-Apple + V</text:p>
          </table:table-cell>
          <table:table-cell table:style-name="Table6.A1" office:value-type="string">
            <text:p text:style-name="P74">Open the poll edition interface</text:p>
          </table:table-cell>
        </table:table-row>
        <table:table-row table:style-name="Table6.4">
          <table:table-cell table:style-name="Table6.A1" office:value-type="string">
            <text:p text:style-name="P63">Open-Apple + C</text:p>
          </table:table-cell>
          <table:table-cell table:style-name="Table6.A1" office:value-type="string">
            <text:p text:style-name="P63">Edit the Content Warning</text:p>
          </table:table-cell>
        </table:table-row>
        <table:table-row table:style-name="Table6.1">
          <table:table-cell table:style-name="Table6.A1" office:value-type="string">
            <text:p text:style-name="P63">Open-Apple + P</text:p>
          </table:table-cell>
          <table:table-cell table:style-name="Table6.A1" office:value-type="string">
            <text:p text:style-name="P63">Set the audience to Public (the default)</text:p>
          </table:table-cell>
        </table:table-row>
        <table:table-row table:style-name="Table6.1">
          <table:table-cell table:style-name="Table6.A1" office:value-type="string">
            <text:p text:style-name="P63">Open-Apple + U</text:p>
          </table:table-cell>
          <table:table-cell table:style-name="Table6.A1" office:value-type="string">
            <text:p text:style-name="P63">Set the audience to Unlisted</text:p>
          </table:table-cell>
        </table:table-row>
        <table:table-row table:style-name="Table6.1">
          <table:table-cell table:style-name="Table6.A1" office:value-type="string">
            <text:p text:style-name="P63">Open-Apple + R</text:p>
          </table:table-cell>
          <table:table-cell table:style-name="Table6.A1" office:value-type="string">
            <text:p text:style-name="P63">Set the audience to Private (followers only)</text:p>
          </table:table-cell>
        </table:table-row>
        <table:table-row table:style-name="Table6.1">
          <table:table-cell table:style-name="Table6.A1" office:value-type="string">
            <text:p text:style-name="P63">Open-Apple + M</text:p>
          </table:table-cell>
          <table:table-cell table:style-name="Table6.A1" office:value-type="string">
            <text:p text:style-name="P63">Set the audience to Mentions (mentioned persons only)</text:p>
          </table:table-cell>
        </table:table-row>
      </table:table>
      <text:p text:style-name="P88"><text:soft-page-break/>Table <text:sequence text:ref-name="refTable6" text:name="Table" text:formula="ooow:Table+1" style:num-format="1">7</text:sequence>: Toot composition commands</text:p>
      <text:p text:style-name="P86">Note: On Apple II without a 80-column card, the menu is hidden, displayable using <text:span text:style-name="T61">Ctrl-Y</text:span>, and the commands are usable with Ctrl instead of Open-Apple.</text:p>
      <text:p text:style-name="P89">Your toots’ length will be limited to 500 characters, the same limit a standard Mastodon server applies, regardless of your instance’s maximum length setting.</text:p>
      <text:p text:style-name="P15"><draw:frame draw:style-name="fr1" draw:name="Frame7" text:anchor-type="char" svg:width="5.7602in" draw:z-index="12"><draw:text-box fo:min-height="3.948in"><text:p text:style-name="Figure"><draw:frame draw:style-name="fr2" draw:name="Image7" text:anchor-type="paragraph" svg:width="5.7602in" style:rel-width="100%" svg:height="3.948in" style:rel-height="scale" draw:z-index="13"><draw:image xlink:href="Pictures/10000001000002290000017B71CEC50097D334B4.png" xlink:type="simple" xlink:show="embed" xlink:actuate="onLoad" draw:mime-type="image/png"/></draw:frame>Figure <text:sequence text:ref-name="refFigure7" text:name="Figure" text:formula="ooow:Figure+1" style:num-format="1">8</text:sequence>: The toot composition screen, <text:span text:style-name="T8">showing a reply</text:span></text:p></draw:text-box></draw:frame></text:p>
      <text:h text:style-name="Heading_20_2" text:outline-level="2"><text:bookmark-start text:name="__RefHeading___Toc215_899895566"/>Attaching images<text:bookmark-end text:name="__RefHeading___Toc215_899895566"/></text:h>
      <text:p text:style-name="P21">After pressing Open-Apple + I, you will see your toot’s currently attached images. The list will be empty at first. </text:p>
      <text:p text:style-name="P21">When you press Enter, you will be able to select an image file. Use the Up and Down keys to navigate the volumes / files list ; Use the Right key to enter a directory, and the Left key to go back to the parent directory. Use the Enter key to select an image, or the Escape key to cancel.</text:p>
      <text:p text:style-name="P20">You will then be asked to provide a description to your image, which is a important thing for the some people relying on screen readers to browse Mastodon.</text:p>
      <text:p text:style-name="P22">Upon validation of the image’s description, you will return to the list of images. </text:p>
      <text:p text:style-name="P22"/>
      <text:p text:style-name="P22"><text:soft-page-break/><text:span text:style-name="T5">T</text:span>he ‘S’ key in the attached images list will toggle the images’ “sensitive” flag, <text:span text:style-name="T5">and the ‘R’ key will remove the last attached image.</text:span></text:p>
      <text:p text:style-name="P22"/>
      <text:p text:style-name="P22">When you are done attaching images, choose Escape to return to the toot edition.</text:p>
      <text:p text:style-name="P20"><draw:frame draw:style-name="fr1" draw:name="Frame8" text:anchor-type="char" svg:width="5.8126in" draw:z-index="14"><draw:text-box fo:min-height="3.9583in"><text:p text:style-name="Figure"><draw:frame draw:style-name="fr2" draw:name="Image8" text:anchor-type="paragraph" svg:width="5.8126in" style:rel-width="100%" svg:height="3.9583in" style:rel-height="scale" draw:z-index="15"><draw:image xlink:href="Pictures/100000010000022E0000017C7680A25CAEB4C248.png" xlink:type="simple" xlink:show="embed" xlink:actuate="onLoad" draw:mime-type="image/png"/></draw:frame>Figure <text:sequence text:ref-name="refFigure8" text:name="Figure" text:formula="ooow:Figure+1" style:num-format="1">9</text:sequence>: The image selection UI</text:p></draw:text-box></draw:frame></text:p>
      <text:h text:style-name="Heading_20_2" text:outline-level="2"><text:bookmark-start text:name="__RefHeading___Toc1194_316470827"/>Preparing a poll<text:bookmark-end text:name="__RefHeading___Toc1194_316470827"/></text:h>
      <text:p text:style-name="P91">The poll edition interface is similar to the image edition interface, but instead of images, you add and remove options using the Enter or R keys.</text:p>
      <text:p text:style-name="P91">The T key will toggle between single- and multiple-choice poll, and the E key will let you change its duration.</text:p>
      <text:h text:style-name="P99" text:outline-level="1"><text:bookmark-start text:name="__RefHeading___Toc217_899895566"/>Configuration<text:bookmark-end text:name="__RefHeading___Toc217_899895566"/></text:h>
      <text:p text:style-name="P24">The configuration dialog will allow you to configure your internationalization option. Choosing the correct one is important for character set translation from Mastodon servers’ native UTF-8 to the Apple II character set. Verify this setting if, for example, ‘é’ displays as ‘{‘.</text:p>
      <text:p text:style-name="P24"/>
      <text:p text:style-name="P24">The second option to configure is whether your monitor is color or monochrome. This setting is used to scale and dither images. The Apple II has a 280x192 monochrome resolution, and only a 140x192 color resolution. If your monitor is monochrome, configuring Mastodon this way will allow for sharper images.</text:p>
      <text:h text:style-name="Heading_20_2" text:outline-level="2"><text:bookmark-start text:name="__RefHeading___Toc2896_899895566"/>Internationalization of special characters<text:bookmark-end text:name="__RefHeading___Toc2896_899895566"/></text:h>
      <text:p text:style-name="P30">Two characters have a special meaning on the Mastodon platform: ‘@’ for handles, and ‘#’ for hashtags. Unfortunately, these characters are not represented in all internationalized Apple II computers. When you specify your Apple II localization in the Configuration screen, the Mastodon client and proxy will work together to replace these two characters, both ways, so that you will be able to mention people or use hashtags.</text:p>
      <text:p text:style-name="P30">Unfortunately, this means that you will not be able to use these replacement characters as-is in your toots.</text:p>
      <text:p text:style-name="P30"/>
      <table:table table:name="Table7" table:style-name="Table7" table:template-name="Horizontal separators">
        <table:table-column table:style-name="Table7.A"/>
        <table:table-column table:style-name="Table7.B"/>
        <table:table-column table:style-name="Table7.C"/>
        <table:table-header-rows>
          <table:table-row>
            <table:table-cell table:style-name="Table7.A1" office:value-type="string">
              <text:p text:style-name="P82">Country/charset</text:p>
            </table:table-cell>
            <table:table-cell table:style-name="Table7.A1" office:value-type="string">
              <text:p text:style-name="P82">Character</text:p>
            </table:table-cell>
            <table:table-cell table:style-name="Table7.A1" office:value-type="string">
              <text:p text:style-name="P82">Replacement character</text:p>
            </table:table-cell>
          </table:table-row>
        </table:table-header-rows>
        <table:table-row table:style-name="Table7.2">
          <table:table-cell table:style-name="Table7.A1" office:value-type="string">
            <text:p text:style-name="P68">FR / ISO-646FR1</text:p>
          </table:table-cell>
          <table:table-cell table:style-name="Table7.A1" office:value-type="string">
            <text:p text:style-name="P68">@</text:p>
          </table:table-cell>
          <table:table-cell table:style-name="Table7.A1" office:value-type="string">
            <text:p text:style-name="P68">§</text:p>
          </table:table-cell>
        </table:table-row>
        <table:table-row table:style-name="Table7.3">
          <table:table-cell table:style-name="Table7.A1" office:value-type="string">
            <text:p text:style-name="P68">FR / ISO-646FR1</text:p>
          </table:table-cell>
          <table:table-cell table:style-name="Table7.A1" office:value-type="string">
            <text:p text:style-name="P68">#</text:p>
          </table:table-cell>
          <table:table-cell table:style-name="Table7.A1" office:value-type="string">
            <text:p text:style-name="P68">£</text:p>
          </table:table-cell>
        </table:table-row>
      </table:table>
      <text:p text:style-name="Table">Table <text:sequence text:ref-name="refTable7" text:name="Table" text:formula="ooow:Table+1" style:num-format="1">8</text:sequence>: Replacement characters for international Apple II computers</text:p>
      <text:p text:style-name="P30">This table will be expanded with other variants if/when users from the relevant countries will have helped with the choice of good replacements.</text:p>
      <text:h text:style-name="P100" text:outline-level="1"/>
      <text:h text:style-name="P99" text:outline-level="1"><text:bookmark-start text:name="__RefHeading___Toc2714_899895566"/>Frequently asked questions<text:bookmark-end text:name="__RefHeading___Toc2714_899895566"/></text:h>
      <text:h text:style-name="Heading_20_2" text:outline-level="2"><text:bookmark-start text:name="__RefHeading___Toc2716_899895566"/>The need for a proxy<text:bookmark-end text:name="__RefHeading___Toc2716_899895566"/></text:h>
      <text:p text:style-name="P43">It can feel annoying that Mastodon for Apple II is not self-sufficient and requires the use of a helper proxy to perform its tasks. This design choice has been made for a few reasons. First of all, few Apple II computers are equipped with Ethernet cards. Another important reason is that old computers, even those with Ethernet connectivity, need proxies anyway to connect to +95% of the Internet : Cryptography is everywhere now, and cryptography is very hard to do on a platform with so little computing power compared to 2023’s standards.</text:p>
      <text:p text:style-name="P44">Enthusiasts on internet maintain a Crypto Ancienne library, which can be used by old computers to natively connect to services encrypted with modern crypto algorithms. Their README states that a Motorola 68030 CPU at 25MHz requires 22 seconds of prime number computations to connect to a server, <text:span text:style-name="T19">and most servers hang up the connection during that </text:span><text:span text:style-name="T32">time</text:span>. I can not imagine doing anything with a 1MHz <text:span text:style-name="T31">65c</text:span>02.</text:p>
      <text:p text:style-name="P44">The proxy that Mastodon for Apple II uses also helps the Apple II handle computational-heavy things, like JSON parsing or image format conversion from PNG, JPG etc to HGR format. These are things that would be unbearably slow if done on the Apple II – if there was enough memory to even try!</text:p>
      <text:p text:style-name="P44">This proxy software is written to be reusable for other projects.</text:p>
      <text:h text:style-name="Heading_20_2" text:outline-level="2"><text:bookmark-start text:name="__RefHeading___Toc2718_899895566"/>Installation of the proxy<text:bookmark-end text:name="__RefHeading___Toc2718_899895566"/></text:h>
      <text:p text:style-name="P85"><text:span text:style-name="T55">Installing the proxy is a quite standard process for anybody used to work and play with the Raspberry Pi platform. Unzip the image file, dump it to a microSD, and you’re basically done. </text:span><text:span text:style-name="T56">The proxy’s installation is out of this document’s scope, but i</text:span><text:span text:style-name="T55">f more information is needed, please refer to the project’s homepage </text:span><text:span text:style-name="T56">in the </text:span><text:a xlink:type="simple" xlink:href="#5.Links and resources|outline" text:style-name="Internet_20_link" text:visited-style-name="Visited_20_Internet_20_Link"><text:span text:style-name="T57">Links and ressources</text:span></text:a><text:span text:style-name="T56"> section</text:span><text:span text:style-name="T55">.</text:span></text:p>
      <text:h text:style-name="Heading_20_2" text:outline-level="2"><text:bookmark-start text:name="__RefHeading___Toc2720_899895566"/><text:soft-page-break/>Support of Fujinet<text:bookmark-end text:name="__RefHeading___Toc2720_899895566"/></text:h>
      <text:p text:style-name="P28">The Fujinet is a nice <text:span text:style-name="T12">piece of hardware that plugs into the SmartPort of Apple II computers, and provide, among other things, WiFi connectivity and JSON parsing. At the beginning of the Mastodon for Apple II development, I considered using it instead of writing my own serial-to-network proxy. I decided against it for a few reasons: I wanted something being able to run on a</text:span><text:span text:style-name="T13">ny</text:span><text:span text:style-name="T12"> stock Apple II </text:span><text:span text:style-name="T13">with a Language Card</text:span><text:span text:style-name="T12">. </text:span><text:span text:style-name="T13">The Fujinet device does not work on a ROM255 Apple //c, </text:span><text:span text:style-name="T67">as this ROM version </text:span><text:span text:style-name="T13">lacks SmartPort support. </text:span></text:p>
      <text:p text:style-name="P28"><text:span text:style-name="T12">I also wanted to lower the requirements a bit: it is already quite an involved process, requiring a </text:span><text:span text:style-name="T37">very </text:span><text:span text:style-name="T33">specific</text:span><text:span text:style-name="T12"> serial cable, ADTPro image transfer, and a Raspberry (although the Raspberry is in fact not a requirement, the proxy being able to run on any computer running a POSIX OS like GNU/Linux if one builds it themselves). I didn’t want people to have to buy really specialized hardware. </text:span></text:p>
      <text:p text:style-name="P28"><text:span text:style-name="T12">Finally, I didn’t want to have to get involved in another Free Software project, sending and defending pull requests in order to implement things I would </text:span><text:span text:style-name="T13">inevitably need.</text:span></text:p>
      <text:p text:style-name="P27"/>
      <text:h text:style-name="Heading_20_2" text:outline-level="2"><text:bookmark-start text:name="__RefHeading___Toc1150_4187967587"/>Support of Uthernet<text:bookmark-end text:name="__RefHeading___Toc1150_4187967587"/></text:h>
      <text:p text:style-name="P29">The lack of support for Uthernet derives from <text:span text:style-name="T14">similar reasons</text:span>: the hardware is uncommon, <text:span text:style-name="T14">and it can not be installed in an Apple //c</text:span>. In addition to that, handling TCP from the Apple II would require <text:span text:style-name="T38">handling</text:span> other very difficult things from the Apple II, things I didn’t think I could realistically achieve: encryption, JSON parsing, character set translation, and image conversion.</text:p>
      <text:p text:style-name="P29"/>
      <text:h text:style-name="P100" text:outline-level="1"/>
      <text:h text:style-name="P99" text:outline-level="1"><text:bookmark-start text:name="__RefHeading___Toc2722_899895566"/>Links and resources<text:bookmark-end text:name="__RefHeading___Toc2722_899895566"/></text:h>
      <text:p text:style-name="P45">The project <text:span text:style-name="T20">code </text:span>lives at <text:a xlink:type="simple" xlink:href="https://github.com/colinleroy/a2tools/" text:style-name="Internet_20_link" text:visited-style-name="Visited_20_Internet_20_Link">https://github.com/colinleroy/a2tools/</text:a> </text:p>
      <text:p text:style-name="P45">Its homepage is at <text:a xlink:type="simple" xlink:href="https://www.colino.net/wordpress/en/binary-release-of-mastodon-for-the-apple-c/" text:style-name="Internet_20_link" text:visited-style-name="Visited_20_Internet_20_Link">https://www.colino.net/wordpress/en/binary-release-of-mastodon-for-the-apple-c/</text:a> </text:p>
      <text:p text:style-name="P45">It is built using cc65, <text:a xlink:type="simple" xlink:href="https://github.com/cc65/cc65/" text:style-name="Internet_20_link" text:visited-style-name="Visited_20_Internet_20_Link">https://github.com/cc65/cc65/</text:a> </text:p>
      <text:h text:style-name="P100" text:outline-level="1"/>
      <text:h text:style-name="P99" text:outline-level="1"><text:bookmark-start text:name="__RefHeading___Toc3798_899895566"/>Thanks and acknowledgments<text:bookmark-end text:name="__RefHeading___Toc3798_899895566"/></text:h>
      <text:p text:style-name="P47"><text:span text:style-name="T21">Thanks to the #RetroComputing community, full of awesome people. They push me towards doing more and better, </text:span><text:span text:style-name="T23">especially Scott Small (@smallsco@oldbytes.space) and SuperIlu (</text:span><text:span text:style-name="T24">@dec_hl@mastodon.social</text:span><text:span text:style-name="T25">).</text:span></text:p>
      <text:p text:style-name="P46">Many thanks to Oliver Schmidt (https://github.com/oliverschmidt/), long-time cc65 contributor and Apple II hacker, for his patience and guidance when I need help to learn things, from linker configurations to 6502 assembly to acceptable-pull-request coding-style.</text:p>
      <text:p text:style-name="P46">Heartfelt thanks to my soulmate Abigail for her encouragments, her incredible patience and tolerance to my deep-focus mode, <text:span text:style-name="T22">the mode in which</text:span> I can spend full week-ends doing nothing else and basically don’t live here (or anywhere) anymore. I lov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separators.1" style:display-name="Horizontal separator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2" style:display-name="Horizontal separator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3" style:display-name="Horizontal separator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4" style:display-name="Horizontal separator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5" style:display-name="Horizontal separator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6" style:display-name="Horizontal separator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7" style:display-name="Horizontal separator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8" style:display-name="Horizontal separator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9" style:display-name="Horizontal separator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0" style:display-name="Horizontal separator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1" style:display-name="Horizontal separator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2" style:display-name="Horizontal separator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3" style:display-name="Horizontal separator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4" style:display-name="Horizontal separator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5" style:display-name="Horizontal separator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6" style:display-name="Horizontal separator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separators" table:first-row-end-column="row" table:first-row-start-column="row" table:last-row-end-column="row" table:last-row-start-column="row">
      <table:first-row table:style-name="Horizontal_20_separators.1"/>
      <table:last-row table:style-name="Horizontal_20_separators.2"/>
      <table:first-column table:style-name="Horizontal_20_separators.3"/>
      <table:last-column table:style-name="Horizontal_20_separators.4"/>
      <table:body table:style-name="Horizontal_20_separators.9"/>
      <table:even-rows table:style-name="Horizontal_20_separators.5"/>
      <table:odd-rows table:style-name="Horizontal_20_separators.6"/>
      <table:even-columns table:style-name="Horizontal_20_separators.7"/>
      <table:odd-columns table:style-name="Horizontal_20_separators.8"/>
      <table:background table:style-name="Horizontal_20_separators.10"/>
      <loext:first-row-even-column table:style-name="Horizontal_20_separators.15"/>
      <loext:last-row-even-column table:style-name="Horizontal_20_separators.16"/>
      <loext:first-row-end-column table:style-name="Horizontal_20_separators.12"/>
      <loext:first-row-start-column table:style-name="Horizontal_20_separators.11"/>
      <loext:last-row-end-column table:style-name="Horizontal_20_separators.14"/>
      <loext:last-row-start-column table:style-name="Horizontal_20_separators.13"/>
    </table:table-templat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9</text:page-number></text:p>
      </style:footer>
      <style:footer-left>
        <text:p text:style-name="MP1"><text:page-number text:select-page="current">20</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4-10-12T14:32:11.466871509</dc:date>
    <meta:editing-duration>P1DT14H22M10S</meta:editing-duration>
    <meta:editing-cycles>172</meta:editing-cycles>
    <meta:generator>LibreOffice/7.5.9.2$Linux_X86_64 LibreOffice_project/50$Build-2</meta:generator>
    <meta:print-date>2023-09-21T10:14:18.194577295</meta:print-date>
    <meta:document-statistic meta:table-count="8" meta:image-count="9" meta:object-count="0" meta:page-count="20" meta:paragraph-count="283" meta:word-count="3485" meta:character-count="20396" meta:non-whitespace-character-count="17174"/>
  </office:meta>
</office:document-meta>
</file>